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Times New Roman2" svg:font-family="'Times New Roman'"/>
    <style:font-face style:name="Arial" svg:font-family="Arial" style:font-family-generic="roman"/>
    <style:font-face style:name="Courier New" svg:font-family="'Courier New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TimesET" svg:font-family="TimesET" style:font-family-generic="roman"/>
    <style:font-face style:name="Verdana" svg:font-family="Verdana" style:font-family-generic="roman"/>
    <style:font-face style:name="Wingdings" svg:font-family="Wingdings" style:font-family-generic="roman"/>
    <style:font-face style:name="Noto Sans Devanagari1" svg:font-family="'Noto Sans Devanagari'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3" svg:font-family="'Times New Roman'" style:font-family-generic="system" style:font-pitch="variable"/>
    <style:font-face style:name="TimesET1" svg:font-family="TimesET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891in" fo:margin-left="0.0486in" fo:margin-top="0in" fo:margin-bottom="0in" table:align="left" style:writing-mode="lr-tb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3028in"/>
    </style:style>
    <style:style style:name="Table1.C" style:family="table-column">
      <style:table-column-properties style:column-width="4.7181in"/>
    </style:style>
    <style:style style:name="Table1.D" style:family="table-column">
      <style:table-column-properties style:column-width="0.2757in"/>
    </style:style>
    <style:style style:name="Table1.H" style:family="table-column">
      <style:table-column-properties style:column-width="0.2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486in" fo:padding-right="0.0486in" fo:padding-top="0in" fo:padding-bottom="0in" fo:border-left="1pt solid #000001" fo:border-right="none" fo:border-top="1pt solid #000001" fo:border-bottom="none"/>
    </style:style>
    <style:style style:name="Table1.C1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none"/>
    </style:style>
    <style:style style:name="Table1.D1" style:family="table-cell">
      <style:table-cell-properties fo:padding-left="0.0486in" fo:padding-right="0.0486in" fo:padding-top="0in" fo:padding-bottom="0in" fo:border="0.5pt solid #00000a"/>
    </style:style>
    <style:style style:name="Table1.A2" style:family="table-cell">
      <style:table-cell-properties fo:padding-left="0.0486in" fo:padding-right="0.0486in" fo:padding-top="0in" fo:padding-bottom="0in" fo:border-left="1pt solid #000001" fo:border-right="none" fo:border-top="none" fo:border-bottom="none"/>
    </style:style>
    <style:style style:name="Table1.3" style:family="table-row">
      <style:table-row-properties style:min-row-height="0.1576in" fo:keep-together="always"/>
    </style:style>
    <style:style style:name="Table1.A3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none" style:writing-mode="lr-tb"/>
    </style:style>
    <style:style style:name="Table1.B3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1.C3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B4" style:family="table-cell">
      <style:table-cell-properties fo:padding-left="0.0486in" fo:padding-right="0.0486in" fo:padding-top="0in" fo:padding-bottom="0in" fo:border-left="1pt solid #000001" fo:border-right="none" fo:border-top="none" fo:border-bottom="0.5pt solid #000001"/>
    </style:style>
    <style:style style:name="Table1.C4" style:family="table-cell">
      <style:table-cell-properties fo:padding-left="0.0486in" fo:padding-right="0.0486in" fo:padding-top="0in" fo:padding-bottom="0in" fo:border-left="1pt solid #000001" fo:border-right="0.5pt solid #00000a" fo:border-top="none" fo:border-bottom="0.5pt solid #000001"/>
    </style:style>
    <style:style style:name="Table1.B5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6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7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9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0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10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1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1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12" style:family="table-row">
      <style:table-row-properties style:min-row-height="0.4854in" fo:keep-together="always"/>
    </style:style>
    <style:style style:name="Table1.A12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1pt solid #000001" style:writing-mode="lr-tb"/>
    </style:style>
    <style:style style:name="Table1.B12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1.C12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13" style:family="table-row">
      <style:table-row-properties style:min-row-height="0.4368in" fo:keep-together="always"/>
    </style:style>
    <style:style style:name="Table1.B13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3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14" style:family="table-row">
      <style:table-row-properties style:min-row-height="0.2083in" fo:keep-together="always"/>
    </style:style>
    <style:style style:name="Table1.C14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15" style:family="table-row">
      <style:table-row-properties style:min-row-height="0.1146in" fo:keep-together="always"/>
    </style:style>
    <style:style style:name="Table1.C1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16" style:family="table-row">
      <style:table-row-properties style:min-row-height="0.1931in" fo:keep-together="always"/>
    </style:style>
    <style:style style:name="Table1.C1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17" style:family="table-row">
      <style:table-row-properties style:min-row-height="0.1042in" fo:keep-together="always"/>
    </style:style>
    <style:style style:name="Table1.C1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1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9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20" style:family="table-row">
      <style:table-row-properties style:min-row-height="0.1375in" fo:keep-together="always"/>
    </style:style>
    <style:style style:name="Table1.A20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1pt solid #000001"/>
    </style:style>
    <style:style style:name="Table1" style:family="table">
      <style:table-properties style:width="6.891in" fo:margin-left="0.0486in" fo:margin-top="0in" fo:margin-bottom="0in" table:align="left" style:writing-mode="lr-tb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3028in"/>
    </style:style>
    <style:style style:name="Table1.C" style:family="table-column">
      <style:table-column-properties style:column-width="4.7181in"/>
    </style:style>
    <style:style style:name="Table1.D" style:family="table-column">
      <style:table-column-properties style:column-width="0.2757in"/>
    </style:style>
    <style:style style:name="Table1.H" style:family="table-column">
      <style:table-column-properties style:column-width="0.2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486in" fo:padding-right="0.0486in" fo:padding-top="0in" fo:padding-bottom="0in" fo:border-left="1pt solid #000001" fo:border-right="none" fo:border-top="1pt solid #000001" fo:border-bottom="none"/>
    </style:style>
    <style:style style:name="Table1.C1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none"/>
    </style:style>
    <style:style style:name="Table1.D1" style:family="table-cell">
      <style:table-cell-properties fo:padding-left="0.0486in" fo:padding-right="0.0486in" fo:padding-top="0in" fo:padding-bottom="0in" fo:border="0.5pt solid #00000a"/>
    </style:style>
    <style:style style:name="Table1.A2" style:family="table-cell">
      <style:table-cell-properties fo:padding-left="0.0486in" fo:padding-right="0.0486in" fo:padding-top="0in" fo:padding-bottom="0in" fo:border-left="1pt solid #000001" fo:border-right="none" fo:border-top="none" fo:border-bottom="none"/>
    </style:style>
    <style:style style:name="Table1.3" style:family="table-row">
      <style:table-row-properties style:min-row-height="0.1576in" fo:keep-together="always"/>
    </style:style>
    <style:style style:name="Table1.A3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none" style:writing-mode="lr-tb"/>
    </style:style>
    <style:style style:name="Table1.B3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1.C3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B4" style:family="table-cell">
      <style:table-cell-properties fo:padding-left="0.0486in" fo:padding-right="0.0486in" fo:padding-top="0in" fo:padding-bottom="0in" fo:border-left="1pt solid #000001" fo:border-right="none" fo:border-top="none" fo:border-bottom="0.5pt solid #000001"/>
    </style:style>
    <style:style style:name="Table1.C4" style:family="table-cell">
      <style:table-cell-properties fo:padding-left="0.0486in" fo:padding-right="0.0486in" fo:padding-top="0in" fo:padding-bottom="0in" fo:border-left="1pt solid #000001" fo:border-right="0.5pt solid #00000a" fo:border-top="none" fo:border-bottom="0.5pt solid #000001"/>
    </style:style>
    <style:style style:name="Table1.B5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6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7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9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0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10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1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1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12" style:family="table-row">
      <style:table-row-properties style:min-row-height="0.4854in" fo:keep-together="always"/>
    </style:style>
    <style:style style:name="Table1.A12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1pt solid #000001" style:writing-mode="lr-tb"/>
    </style:style>
    <style:style style:name="Table1.B12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1.C12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13" style:family="table-row">
      <style:table-row-properties style:min-row-height="0.4368in" fo:keep-together="always"/>
    </style:style>
    <style:style style:name="Table1.B13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3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14" style:family="table-row">
      <style:table-row-properties style:min-row-height="0.2083in" fo:keep-together="always"/>
    </style:style>
    <style:style style:name="Table1.C14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15" style:family="table-row">
      <style:table-row-properties style:min-row-height="0.1146in" fo:keep-together="always"/>
    </style:style>
    <style:style style:name="Table1.C1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16" style:family="table-row">
      <style:table-row-properties style:min-row-height="0.1931in" fo:keep-together="always"/>
    </style:style>
    <style:style style:name="Table1.C1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17" style:family="table-row">
      <style:table-row-properties style:min-row-height="0.1042in" fo:keep-together="always"/>
    </style:style>
    <style:style style:name="Table1.C1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1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9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20" style:family="table-row">
      <style:table-row-properties style:min-row-height="0.1375in" fo:keep-together="always"/>
    </style:style>
    <style:style style:name="Table1.A20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1pt solid #000001"/>
    </style:style>
    <style:style style:name="Table2" style:family="table">
      <style:table-properties style:width="6.891in" fo:margin-left="0.0486in" fo:margin-top="0in" fo:margin-bottom="0in" table:align="left" style:writing-mode="lr-tb"/>
    </style:style>
    <style:style style:name="Table2.A" style:family="table-column">
      <style:table-column-properties style:column-width="0.4924in"/>
    </style:style>
    <style:style style:name="Table2.B" style:family="table-column">
      <style:table-column-properties style:column-width="0.3028in"/>
    </style:style>
    <style:style style:name="Table2.C" style:family="table-column">
      <style:table-column-properties style:column-width="4.7181in"/>
    </style:style>
    <style:style style:name="Table2.D" style:family="table-column">
      <style:table-column-properties style:column-width="0.2757in"/>
    </style:style>
    <style:style style:name="Table2.H" style:family="table-column">
      <style:table-column-properties style:column-width="0.275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486in" fo:padding-right="0.0486in" fo:padding-top="0in" fo:padding-bottom="0in" fo:border-left="1pt solid #000001" fo:border-right="none" fo:border-top="1pt solid #000001" fo:border-bottom="none"/>
    </style:style>
    <style:style style:name="Table2.C1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none"/>
    </style:style>
    <style:style style:name="Table2.D1" style:family="table-cell">
      <style:table-cell-properties fo:padding-left="0.0486in" fo:padding-right="0.0486in" fo:padding-top="0in" fo:padding-bottom="0in" fo:border="0.5pt solid #00000a"/>
    </style:style>
    <style:style style:name="Table2.A2" style:family="table-cell">
      <style:table-cell-properties fo:padding-left="0.0486in" fo:padding-right="0.0486in" fo:padding-top="0in" fo:padding-bottom="0in" fo:border-left="1pt solid #000001" fo:border-right="none" fo:border-top="none" fo:border-bottom="none"/>
    </style:style>
    <style:style style:name="Table2.3" style:family="table-row">
      <style:table-row-properties style:min-row-height="0.1576in" fo:keep-together="always"/>
    </style:style>
    <style:style style:name="Table2.A3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none" style:writing-mode="lr-tb"/>
    </style:style>
    <style:style style:name="Table2.B3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2.C3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2.B4" style:family="table-cell">
      <style:table-cell-properties fo:padding-left="0.0486in" fo:padding-right="0.0486in" fo:padding-top="0in" fo:padding-bottom="0in" fo:border-left="1pt solid #000001" fo:border-right="none" fo:border-top="none" fo:border-bottom="0.5pt solid #000001"/>
    </style:style>
    <style:style style:name="Table2.C4" style:family="table-cell">
      <style:table-cell-properties fo:padding-left="0.0486in" fo:padding-right="0.0486in" fo:padding-top="0in" fo:padding-bottom="0in" fo:border-left="1pt solid #000001" fo:border-right="0.5pt solid #00000a" fo:border-top="none" fo:border-bottom="0.5pt solid #000001"/>
    </style:style>
    <style:style style:name="Table2.B5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6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7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9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10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10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11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2.C11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2.12" style:family="table-row">
      <style:table-row-properties style:min-row-height="0.4854in" fo:keep-together="always"/>
    </style:style>
    <style:style style:name="Table2.A12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1pt solid #000001" style:writing-mode="lr-tb"/>
    </style:style>
    <style:style style:name="Table2.B12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2.C12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2.13" style:family="table-row">
      <style:table-row-properties style:min-row-height="0.4368in" fo:keep-together="always"/>
    </style:style>
    <style:style style:name="Table2.B13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2.C13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2.14" style:family="table-row">
      <style:table-row-properties style:min-row-height="0.2083in" fo:keep-together="always"/>
    </style:style>
    <style:style style:name="Table2.C14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2.15" style:family="table-row">
      <style:table-row-properties style:min-row-height="0.1146in" fo:keep-together="always"/>
    </style:style>
    <style:style style:name="Table2.C1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16" style:family="table-row">
      <style:table-row-properties style:min-row-height="0.1931in" fo:keep-together="always"/>
    </style:style>
    <style:style style:name="Table2.C1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17" style:family="table-row">
      <style:table-row-properties style:min-row-height="0.1042in" fo:keep-together="always"/>
    </style:style>
    <style:style style:name="Table2.C1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1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1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19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2.C1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2.20" style:family="table-row">
      <style:table-row-properties style:min-row-height="0.1375in" fo:keep-together="always"/>
    </style:style>
    <style:style style:name="Table2.A20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1pt solid #000001"/>
    </style:style>
    <style:style style:name="P1" style:family="paragraph" style:parent-style-name="Frame_20_contents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" style:family="paragraph" style:parent-style-name="Fram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" style:family="paragraph" style:parent-style-name="Frame_20_contents">
      <style:text-properties fo:font-size="10pt" style:font-size-asian="10pt" style:font-size-complex="10pt"/>
    </style:style>
    <style:style style:name="P4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Fram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6" style:family="paragraph" style:parent-style-name="Frame_20_contents">
      <style:paragraph-properties fo:text-align="center" style:justify-single-word="false" style:snap-to-layout-grid="false"/>
      <style:text-properties fo:font-size="10pt" officeooo:rsid="001f7c8a" officeooo:paragraph-rsid="001f7c8a" style:font-size-asian="10pt" style:font-size-complex="10pt"/>
    </style:style>
    <style:style style:name="P7" style:family="paragraph" style:parent-style-name="Frame_20_contents">
      <style:text-properties fo:font-size="10pt" style:font-size-asian="10pt" style:font-size-complex="10pt" style:font-weight-complex="bold"/>
    </style:style>
    <style:style style:name="P8" style:family="paragraph" style:parent-style-name="Frame_20_contents">
      <style:paragraph-properties fo:text-align="center" style:justify-single-word="false" style:snap-to-layout-grid="false"/>
      <style:text-properties fo:font-size="10pt" fo:background-color="#ffff00" style:font-size-asian="10pt" style:font-size-complex="10pt"/>
    </style:style>
    <style:style style:name="P9" style:family="paragraph" style:parent-style-name="Frame_20_contents">
      <style:text-properties style:use-window-font-color="true"/>
    </style:style>
    <style:style style:name="P10" style:family="paragraph" style:parent-style-name="Frame_20_contents">
      <style:paragraph-properties fo:margin-left="0.0783in" fo:margin-right="0.0783in" fo:text-align="center" style:justify-single-word="false" fo:text-indent="0in" style:auto-text-indent="false"/>
      <style:text-properties style:text-rotation-angle="90" style:text-rotation-scale="line-height"/>
    </style:style>
    <style:style style:name="P11" style:family="paragraph" style:parent-style-name="Frame_20_contents">
      <style:paragraph-properties fo:margin-left="0.0783in" fo:margin-right="0.0783in" fo:text-align="center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12" style:family="paragraph" style:parent-style-name="Frame_20_contents">
      <style:paragraph-properties fo:margin-left="0.0783in" fo:margin-right="0.0783in" fo:margin-top="0.0417in" fo:margin-bottom="0in" loext:contextual-spacing="false" fo:text-align="center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13" style:family="paragraph" style:parent-style-name="Heading_20_7">
      <style:text-properties fo:font-size="10pt" style:font-size-asian="10pt" style:font-size-complex="10pt"/>
    </style:style>
    <style:style style:name="P14" style:family="paragraph" style:parent-style-name="Frame_20_contents">
      <style:paragraph-properties fo:margin-top="0.0835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15" style:family="paragraph" style:parent-style-name="Subtitle">
      <style:text-properties fo:text-transform="uppercase" style:font-name="Times New Roman1" fo:font-size="8pt" style:font-size-asian="8pt" style:font-size-complex="8pt"/>
    </style:style>
    <style:style style:name="P16" style:family="paragraph" style:parent-style-name="Standard" style:master-page-name="Standard">
      <style:paragraph-properties fo:margin-left="0in" fo:margin-right="-0.0008in" fo:margin-top="0in" fo:margin-bottom="0in" loext:contextual-spacing="false" fo:line-height="150%" fo:text-align="center" style:justify-single-word="false" fo:text-indent="0in" style:auto-text-indent="false" style:page-number="auto"/>
      <style:text-properties style:font-name="Times New Roman1" fo:font-size="13pt" fo:language="en" fo:country="US" fo:font-weight="bold" officeooo:paragraph-rsid="001f9748" style:font-name-asian="Times New Roman1" style:font-size-asian="13pt" style:language-asian="ru" style:country-asian="RU" style:font-weight-asian="bold" style:font-name-complex="Times New Roman1" style:font-size-complex="13pt"/>
    </style:style>
    <style:style style:name="P17" style:family="paragraph" style:parent-style-name="Standard">
      <style:paragraph-properties fo:margin-left="0in" fo:margin-right="-0.0008in" fo:line-height="100%" fo:text-align="center" style:justify-single-word="false" fo:text-indent="0in" style:auto-text-indent="false"/>
      <style:text-properties fo:text-transform="uppercase" style:font-name="Times New Roman1" fo:font-size="8pt" fo:language="en" fo:country="US" fo:font-weight="bold" officeooo:paragraph-rsid="001f9748" style:font-size-asian="8pt" style:language-asian="ru" style:country-asian="RU" style:font-weight-asian="bold" style:font-name-complex="Times New Roman1" style:font-size-complex="8pt" style:font-weight-complex="bold"/>
    </style:style>
    <style:style style:name="P18" style:family="paragraph" style:parent-style-name="Standard">
      <style:paragraph-properties fo:margin-left="0in" fo:margin-right="-0.0008in" fo:line-height="100%" fo:text-align="center" style:justify-single-word="false" fo:text-indent="0in" style:auto-text-indent="false"/>
      <style:text-properties style:font-name="Times New Roman1" fo:font-size="13pt" fo:language="en" fo:country="US" fo:font-weight="bold" officeooo:paragraph-rsid="001f9748" style:font-name-asian="Times New Roman1" style:font-size-asian="13pt" style:language-asian="ru" style:country-asian="RU" style:font-weight-asian="bold" style:font-name-complex="Times New Roman1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3pt" fo:font-weight="bold" style:font-size-asian="13pt" style:font-weight-asian="bold" style:font-size-complex="13pt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3pt" fo:font-weight="bold" officeooo:paragraph-rsid="001f9748" style:font-size-asian="13pt" style:font-weight-asian="bold" style:font-size-complex="13pt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4pt" fo:letter-spacing="0.028in" fo:font-weight="bold" style:font-size-asian="14pt" style:font-weight-asian="bold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1" fo:font-size="14pt" fo:letter-spacing="0.028in" fo:font-weight="bold" officeooo:rsid="001f9748" officeooo:paragraph-rsid="001f9748" style:font-size-asian="14pt" style:font-weight-asian="bold" style:font-size-complex="14pt"/>
    </style:style>
    <style:style style:name="P23" style:family="paragraph" style:parent-style-name="Standard">
      <style:text-properties style:font-name="Times New Roman1" fo:font-weight="bold" style:font-weight-asian="bold"/>
    </style:style>
    <style:style style:name="P24" style:family="paragraph" style:parent-style-name="Standard">
      <style:paragraph-properties fo:text-align="center" style:justify-single-word="false"/>
      <style:text-properties style:font-name="Times New Roman1" fo:font-weight="bold" style:font-weight-asian="bold"/>
    </style:style>
    <style:style style:name="P25" style:family="paragraph" style:parent-style-name="Standard">
      <style:paragraph-properties fo:text-align="center" style:justify-single-word="false"/>
      <style:text-properties style:font-name="Times New Roman1" fo:font-weight="bold" officeooo:paragraph-rsid="001f9748" style:font-weight-asian="bold"/>
    </style:style>
    <style:style style:name="P26" style:family="paragraph" style:parent-style-name="Standard">
      <style:paragraph-properties fo:text-align="center" style:justify-single-word="false"/>
      <style:text-properties style:font-name="Times New Roman1" fo:font-weight="bold" officeooo:paragraph-rsid="0074eff5" style:font-weight-asian="bold"/>
    </style:style>
    <style:style style:name="P27" style:family="paragraph" style:parent-style-name="Standard">
      <style:paragraph-properties fo:text-align="center" style:justify-single-word="false"/>
      <style:text-properties style:font-name="Times New Roman1" fo:font-weight="bold" officeooo:paragraph-rsid="0075c635" style:font-weight-asian="bold"/>
    </style:style>
    <style:style style:name="P28" style:family="paragraph" style:parent-style-name="Standard">
      <style:text-properties style:font-name="Times New Roman1" fo:font-weight="bold" officeooo:paragraph-rsid="001f9748" style:font-weight-asian="bold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1" fo:font-weight="bold" officeooo:paragraph-rsid="0075c635" style:font-weight-asian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1" fo:font-style="italic" officeooo:rsid="00217dd0" officeooo:paragraph-rsid="0052db7e" style:font-style-asian="italic" style:font-style-complex="italic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1" fo:font-style="italic" style:text-underline-style="solid" style:text-underline-width="auto" style:text-underline-color="font-color" officeooo:rsid="00217dd0" officeooo:paragraph-rsid="006d1b00" style:font-style-asian="italic" style:font-style-complex="italic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1" fo:font-style="italic" style:text-underline-style="solid" style:text-underline-width="auto" style:text-underline-color="font-color" officeooo:paragraph-rsid="001f9748" style:font-style-asian="italic" style:font-style-complex="italic"/>
    </style:style>
    <style:style style:name="P33" style:family="paragraph" style:parent-style-name="Standard">
      <style:paragraph-properties fo:line-height="150%"/>
      <style:text-properties style:font-name="Times New Roman1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1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1" officeooo:paragraph-rsid="00358266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1" officeooo:paragraph-rsid="001f7c8a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1" officeooo:paragraph-rsid="001f9748"/>
    </style:style>
    <style:style style:name="P38" style:family="paragraph" style:parent-style-name="Standard">
      <style:paragraph-properties fo:line-height="150%"/>
      <style:text-properties style:font-name="Times New Roman1" officeooo:paragraph-rsid="001f9748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1" style:text-underline-style="solid" style:text-underline-width="auto" style:text-underline-color="font-color" officeooo:paragraph-rsid="001f9748"/>
    </style:style>
    <style:style style:name="P40" style:family="paragraph" style:parent-style-name="Standard">
      <style:paragraph-properties>
        <style:tab-stops>
          <style:tab-stop style:position="4.3311in"/>
        </style:tab-stops>
      </style:paragraph-properties>
      <style:text-properties style:font-name="Times New Roman1"/>
    </style:style>
    <style:style style:name="P41" style:family="paragraph" style:parent-style-name="Standard">
      <style:paragraph-properties>
        <style:tab-stops>
          <style:tab-stop style:position="4.3311in"/>
        </style:tab-stops>
      </style:paragraph-properties>
      <style:text-properties style:font-name="Times New Roman1" officeooo:paragraph-rsid="001f9748"/>
    </style:style>
    <style:style style:name="P42" style:family="paragraph" style:parent-style-name="Standard">
      <style:text-properties style:font-name="Times New Roman1" fo:font-size="8pt" style:font-size-asian="8pt" style:font-size-complex="8pt"/>
    </style:style>
    <style:style style:name="P43" style:family="paragraph" style:parent-style-name="Standard">
      <style:paragraph-properties>
        <style:tab-stops>
          <style:tab-stop style:position="4.3311in"/>
        </style:tab-stops>
      </style:paragraph-properties>
      <style:text-properties style:font-name="Times New Roman1" fo:font-size="8pt" officeooo:paragraph-rsid="001f9748" style:font-size-asian="8pt" style:font-size-complex="8pt"/>
    </style:style>
    <style:style style:name="P44" style:family="paragraph" style:parent-style-name="Standard">
      <style:paragraph-properties>
        <style:tab-stops>
          <style:tab-stop style:position="2.8547in"/>
        </style:tab-stops>
      </style:paragraph-properties>
      <style:text-properties style:font-name="Times New Roman1"/>
    </style:style>
    <style:style style:name="P45" style:family="paragraph" style:parent-style-name="Standard">
      <style:paragraph-properties>
        <style:tab-stops>
          <style:tab-stop style:position="2.8547in"/>
        </style:tab-stops>
      </style:paragraph-properties>
      <style:text-properties style:font-name="Times New Roman1" officeooo:paragraph-rsid="001f9748"/>
    </style:style>
    <style:style style:name="P46" style:family="paragraph" style:parent-style-name="Standard">
      <style:paragraph-properties>
        <style:tab-stops>
          <style:tab-stop style:position="4.3311in"/>
        </style:tab-stops>
      </style:paragraph-properties>
      <style:text-properties style:font-name="Times New Roman1" fo:background-color="#00ff00"/>
    </style:style>
    <style:style style:name="P47" style:family="paragraph" style:parent-style-name="Standard">
      <style:paragraph-properties>
        <style:tab-stops>
          <style:tab-stop style:position="4.3311in"/>
        </style:tab-stops>
      </style:paragraph-properties>
      <style:text-properties style:font-name="Times New Roman1" officeooo:paragraph-rsid="001f9748" fo:background-color="#00ff00"/>
    </style:style>
    <style:style style:name="P48" style:family="paragraph" style:parent-style-name="Standard">
      <style:text-properties style:font-name="Times New Roman1" officeooo:paragraph-rsid="001f9748"/>
    </style:style>
    <style:style style:name="P49" style:family="paragraph" style:parent-style-name="Standard">
      <style:paragraph-properties fo:text-align="center" style:justify-single-word="false"/>
      <style:text-properties style:font-name="Times New Roman1" officeooo:rsid="001f9748" officeooo:paragraph-rsid="001f9748"/>
    </style:style>
    <style:style style:name="P50" style:family="paragraph" style:parent-style-name="Standard">
      <style:paragraph-properties fo:text-align="center" style:justify-single-word="false"/>
      <style:text-properties style:font-name="Times New Roman1" officeooo:paragraph-rsid="001f9748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1" style:text-underline-style="none" fo:font-weight="bold" officeooo:paragraph-rsid="007db34d" style:font-weight-asian="bold" style:font-weight-complex="bold"/>
    </style:style>
    <style:style style:name="P52" style:family="paragraph" style:parent-style-name="Standard">
      <style:paragraph-properties fo:margin-top="0in" fo:margin-bottom="0.1in" loext:contextual-spacing="false"/>
      <style:text-properties style:font-name="Times New Roman1" officeooo:paragraph-rsid="001f9748"/>
    </style:style>
    <style:style style:name="P53" style:family="paragraph" style:parent-style-name="Standard">
      <style:paragraph-properties fo:margin-top="0in" fo:margin-bottom="0.1in" loext:contextual-spacing="false"/>
      <style:text-properties style:font-name="Times New Roman1" style:text-underline-style="none" officeooo:paragraph-rsid="001f9748"/>
    </style:style>
    <style:style style:name="P54" style:family="paragraph" style:parent-style-name="Standard">
      <style:paragraph-properties fo:margin-top="0in" fo:margin-bottom="0.1in" loext:contextual-spacing="false" fo:text-align="center" style:justify-single-word="false" style:snap-to-layout-grid="false"/>
      <style:text-properties style:font-name="Times New Roman1" fo:font-size="10pt" style:text-underline-style="none" fo:font-weight="bold" officeooo:paragraph-rsid="007d2551" style:font-size-asian="10pt" style:font-weight-asian="bold" style:font-size-complex="10pt"/>
    </style:style>
    <style:style style:name="P55" style:family="paragraph" style:parent-style-name="Title" style:master-page-name="Standard">
      <style:paragraph-properties style:page-number="auto"/>
      <style:text-properties style:font-name="Times New Roman1" fo:font-weight="bold" style:font-weight-asian="bold" style:font-size-complex="13pt"/>
    </style:style>
    <style:style style:name="P56" style:family="paragraph" style:parent-style-name="Title">
      <style:paragraph-properties fo:line-height="100%" fo:text-align="start" style:justify-single-word="false"/>
      <style:text-properties fo:color="#ffffff" style:font-name="Times New Roman1" fo:font-size="12pt" style:font-size-asian="12pt" style:language-asian="ru" style:country-asian="RU" style:font-size-complex="12pt"/>
    </style:style>
    <style:style style:name="P57" style:family="paragraph" style:parent-style-name="Frame_20_contents" style:list-style-name="WWNum4"/>
    <style:style style:name="P58" style:family="paragraph" style:parent-style-name="Frame_20_contents" style:list-style-name="WWNum4">
      <style:text-properties fo:font-size="10pt" style:font-size-asian="10pt" style:font-size-complex="10pt"/>
    </style:style>
    <style:style style:name="P59" style:family="paragraph" style:parent-style-name="Frame_20_contents" style:list-style-name="WWNum4">
      <style:text-properties fo:font-size="10pt" officeooo:rsid="001f9748" officeooo:paragraph-rsid="001f9748" style:font-size-asian="10pt" style:font-size-complex="10pt"/>
    </style:style>
    <style:style style:name="P60" style:family="paragraph" style:parent-style-name="Frame_20_contents">
      <style:paragraph-properties fo:text-align="center" style:justify-single-word="false" style:snap-to-layout-grid="false"/>
      <style:text-properties fo:font-size="10pt" style:text-underline-style="none" fo:font-weight="bold" officeooo:paragraph-rsid="0074eff5" style:font-size-asian="10pt" style:font-weight-asian="bold" style:font-size-complex="10pt"/>
    </style:style>
    <style:style style:name="P61" style:family="paragraph" style:parent-style-name="Text_20_body">
      <style:text-properties style:font-name="Times New Roman1"/>
    </style:style>
    <style:style style:name="P62" style:family="paragraph" style:parent-style-name="Text_20_body">
      <style:text-properties style:font-name="Times New Roman1" fo:font-weight="normal"/>
    </style:style>
    <style:style style:name="P63" style:family="paragraph" style:parent-style-name="Text_20_body">
      <style:text-properties style:font-name="Times New Roman1" fo:font-weight="normal" officeooo:paragraph-rsid="001f9748"/>
    </style:style>
    <style:style style:name="P64" style:family="paragraph" style:parent-style-name="Text_20_body">
      <style:text-properties fo:color="#ffffff" style:font-name="Times New Roman1" fo:font-size="12pt" officeooo:paragraph-rsid="001f9748" style:font-size-asian="12pt" style:language-asian="ru" style:country-asian="RU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style:font-name="Times New Roman1" fo:font-weight="normal"/>
    </style:style>
    <style:style style:name="P6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style:font-name="Times New Roman1" fo:font-weight="normal" officeooo:paragraph-rsid="001f9748"/>
    </style:style>
    <style:style style:name="P67" style:family="paragraph" style:parent-style-name="Text_20_body">
      <style:paragraph-properties fo:margin-top="0in" fo:margin-bottom="0.1in" loext:contextual-spacing="false" fo:line-height="138%" style:writing-mode="lr-tb"/>
      <style:text-properties style:font-name="Times New Roman1" fo:font-weight="normal"/>
    </style:style>
    <style:style style:name="P68" style:family="paragraph" style:parent-style-name="Text_20_body">
      <style:paragraph-properties fo:margin-top="0in" fo:margin-bottom="0.1in" loext:contextual-spacing="false" fo:line-height="138%" style:writing-mode="lr-tb"/>
      <style:text-properties style:font-name="Times New Roman1" fo:font-weight="normal" officeooo:paragraph-rsid="001f9748"/>
    </style:style>
    <style:style style:name="P69" style:family="paragraph" style:parent-style-name="Text_20_body">
      <style:paragraph-properties fo:margin-top="0in" fo:margin-bottom="0.1in" loext:contextual-spacing="false" fo:line-height="120%" style:writing-mode="lr-tb"/>
      <style:text-properties style:font-name="Times New Roman1" fo:font-weight="normal"/>
    </style:style>
    <style:style style:name="P70" style:family="paragraph" style:parent-style-name="Text_20_body">
      <style:paragraph-properties fo:margin-top="0in" fo:margin-bottom="0.1in" loext:contextual-spacing="false" fo:line-height="120%" style:writing-mode="lr-tb"/>
      <style:text-properties style:font-name="Times New Roman1" fo:font-weight="normal" officeooo:paragraph-rsid="001f9748"/>
    </style:style>
    <style:style style:name="P71" style:family="paragraph" style:parent-style-name="Text_20_body">
      <style:paragraph-properties fo:margin-top="0in" fo:margin-bottom="0.1in" loext:contextual-spacing="false" fo:line-height="120%" style:writing-mode="lr-tb"/>
      <style:text-properties style:font-name="Times New Roman1"/>
    </style:style>
    <style:style style:name="P72" style:family="paragraph" style:parent-style-name="Text_20_body">
      <style:paragraph-properties fo:margin-top="0in" fo:margin-bottom="0.1in" loext:contextual-spacing="false" fo:line-height="120%" style:writing-mode="lr-tb"/>
      <style:text-properties style:font-name="Times New Roman1" officeooo:paragraph-rsid="001f9748"/>
    </style:style>
    <style:style style:name="P73" style:family="paragraph" style:parent-style-name="Text_20_body">
      <style:paragraph-properties fo:line-height="150%" fo:text-align="justify" style:justify-single-word="false" fo:break-before="page"/>
      <style:text-properties style:font-name="Times New Roman1" officeooo:paragraph-rsid="001f9748"/>
    </style:style>
    <style:style style:name="P74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f9748" style:font-weight-asian="bold"/>
    </style:style>
    <style:style style:name="T3" style:family="text">
      <style:text-properties fo:font-weight="bold" officeooo:rsid="007db34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f9748"/>
    </style:style>
    <style:style style:name="T7" style:family="text">
      <style:text-properties style:text-underline-style="solid" style:text-underline-width="auto" style:text-underline-color="font-color" officeooo:rsid="0021e6a1"/>
    </style:style>
    <style:style style:name="T8" style:family="text">
      <style:text-properties style:text-underline-style="solid" style:text-underline-width="auto" style:text-underline-color="font-color" officeooo:rsid="0022b4cb"/>
    </style:style>
    <style:style style:name="T9" style:family="text">
      <style:text-properties style:text-underline-style="solid" style:text-underline-width="auto" style:text-underline-color="font-color" officeooo:rsid="0023e6c4"/>
    </style:style>
    <style:style style:name="T10" style:family="text">
      <style:text-properties style:text-underline-style="solid" style:text-underline-width="auto" style:text-underline-color="font-color" officeooo:rsid="0025ac9b"/>
    </style:style>
    <style:style style:name="T11" style:family="text">
      <style:text-properties style:text-underline-style="solid" style:text-underline-width="auto" style:text-underline-color="font-color" officeooo:rsid="0026e61f"/>
    </style:style>
    <style:style style:name="T12" style:family="text">
      <style:text-properties style:text-underline-style="solid" style:text-underline-width="auto" style:text-underline-color="font-color" officeooo:rsid="00235c58"/>
    </style:style>
    <style:style style:name="T13" style:family="text">
      <style:text-properties style:text-underline-style="solid" style:text-underline-width="auto" style:text-underline-color="font-color" officeooo:rsid="002823dc"/>
    </style:style>
    <style:style style:name="T14" style:family="text">
      <style:text-properties style:text-underline-style="solid" style:text-underline-width="auto" style:text-underline-color="font-color" officeooo:rsid="0029ad2a"/>
    </style:style>
    <style:style style:name="T15" style:family="text">
      <style:text-properties style:text-underline-style="solid" style:text-underline-width="auto" style:text-underline-color="font-color" officeooo:rsid="002b47d4"/>
    </style:style>
    <style:style style:name="T16" style:family="text">
      <style:text-properties style:text-underline-style="solid" style:text-underline-width="auto" style:text-underline-color="font-color" officeooo:rsid="002e548a"/>
    </style:style>
    <style:style style:name="T17" style:family="text">
      <style:text-properties style:text-underline-style="solid" style:text-underline-width="auto" style:text-underline-color="font-color" officeooo:rsid="002f9430"/>
    </style:style>
    <style:style style:name="T18" style:family="text">
      <style:text-properties style:text-underline-style="solid" style:text-underline-width="auto" style:text-underline-color="font-color" officeooo:rsid="00512947"/>
    </style:style>
    <style:style style:name="T19" style:family="text">
      <style:text-properties style:text-underline-style="solid" style:text-underline-width="auto" style:text-underline-color="font-color" officeooo:rsid="005252d6"/>
    </style:style>
    <style:style style:name="T20" style:family="text">
      <style:text-properties style:text-underline-style="solid" style:text-underline-width="auto" style:text-underline-color="font-color" officeooo:rsid="0052db7e"/>
    </style:style>
    <style:style style:name="T21" style:family="text">
      <style:text-properties style:text-underline-style="solid" style:text-underline-width="auto" style:text-underline-color="font-color" officeooo:rsid="0078a25f"/>
    </style:style>
    <style:style style:name="T22" style:family="text">
      <style:text-properties style:text-underline-style="solid" style:text-underline-width="auto" style:text-underline-color="font-color" officeooo:rsid="007caafc"/>
    </style:style>
    <style:style style:name="T23" style:family="text">
      <style:text-properties style:text-underline-style="solid" style:text-underline-width="auto" style:text-underline-color="font-color" officeooo:rsid="007ed52c"/>
    </style:style>
    <style:style style:name="T24" style:family="text">
      <style:text-properties style:text-underline-style="solid" style:text-underline-width="auto" style:text-underline-color="font-color" officeooo:rsid="0080ab22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1f9748" style:font-size-asian="10pt" style:font-weight-asian="bold" style:font-size-complex="10pt" style:font-weight-complex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1f9748" style:font-size-asian="10pt" style:font-size-complex="10pt"/>
    </style:style>
    <style:style style:name="T29" style:family="text">
      <style:text-properties fo:color="#ffffff" style:language-asian="ru" style:country-asian="RU"/>
    </style:style>
    <style:style style:name="T30" style:family="text">
      <style:text-properties fo:color="#ffffff" fo:font-size="8pt" style:font-size-asian="8pt" style:language-asian="ru" style:country-asian="RU" style:font-size-complex="8pt"/>
    </style:style>
    <style:style style:name="T31" style:family="text">
      <style:text-properties fo:font-variant="normal" fo:text-transform="none" fo:color="#000000" style:text-underline-style="solid" style:text-underline-width="auto" style:text-underline-color="font-color" fo:background-color="transparent" loext:char-shading-value="0"/>
    </style:style>
    <style:style style:name="T32" style:family="text">
      <style:text-properties fo:font-variant="normal" fo:text-transform="none" fo:color="#000000" style:text-underline-style="solid" style:text-underline-width="auto" style:text-underline-color="font-color" fo:font-weight="normal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text-underline-style="none" fo:font-weight="bold" officeooo:rsid="001f9748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ize="8pt" style:text-underline-style="none" fo:font-weight="normal" style:text-blinking="false" fo:background-color="transparent" loext:char-shading-value="0" style:font-size-asian="8pt" style:language-asian="ru" style:country-asian="RU" style:font-size-complex="8pt"/>
    </style:style>
    <style:style style:name="T36" style:family="text">
      <style:text-properties fo:font-variant="normal" fo:text-transform="none" fo:color="#000000" style:text-line-through-style="none" style:text-line-through-type="none" fo:font-size="8pt" fo:font-style="normal" style:text-underline-style="none" fo:font-weight="normal" style:text-blinking="false" fo:background-color="transparent" loext:char-shading-value="0" style:font-size-asian="8pt" style:language-asian="ru" style:country-asian="RU" style:font-size-complex="8pt"/>
    </style:style>
    <style:style style:name="T3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f9748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9748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officeooo:rsid="001f9748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officeooo:rsid="001f9748" style:text-blinking="false" fo:background-color="transparent" loext:char-shading-value="0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fo:font-size="12pt" fo:font-style="italic" style:text-underline-style="solid" style:text-underline-width="auto" style:text-underline-color="font-color" officeooo:rsid="001f9748" style:text-blinking="false" fo:background-color="transparent" loext:char-shading-value="0" style:font-style-asian="italic" style:font-weight-asian="normal" style:font-style-complex="italic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fo:font-style="italic" style:text-underline-style="solid" style:text-underline-width="auto" style:text-underline-color="font-color" officeooo:rsid="001f9748" style:text-blinking="false" fo:background-color="transparent" loext:char-shading-value="0" style:font-style-asian="italic" style:font-style-complex="italic"/>
    </style:style>
    <style:style style:name="T45" style:family="text">
      <style:text-properties fo:font-variant="normal" fo:text-transform="none" fo:color="#000000" style:text-line-through-style="none" style:text-line-through-type="none" fo:font-style="italic" style:text-underline-style="solid" style:text-underline-width="auto" style:text-underline-color="font-color" officeooo:rsid="00775389" style:text-blinking="false" fo:background-color="transparent" loext:char-shading-value="0" style:font-style-asian="italic" style:font-style-complex="italic"/>
    </style:style>
    <style:style style:name="T46" style:family="text">
      <style:text-properties fo:font-variant="normal" fo:text-transform="none" fo:color="#000000" fo:font-size="12pt" fo:font-style="normal" style:text-underline-style="solid" style:text-underline-width="auto" style:text-underline-color="font-color" fo:background-color="transparent" loext:char-shading-value="0"/>
    </style:style>
    <style:style style:name="T47" style:family="text">
      <style:text-properties fo:font-variant="normal" fo:text-transform="none" fo:color="#000000" fo:font-size="12pt" fo:font-style="normal" style:text-underline-style="solid" style:text-underline-width="auto" style:text-underline-color="font-color" officeooo:rsid="001f9748" fo:background-color="transparent" loext:char-shading-value="0"/>
    </style:style>
    <style:style style:name="T48" style:family="text">
      <style:text-properties fo:font-variant="normal" fo:text-transform="none" fo:color="#000000" fo:font-size="12pt" fo:font-style="normal" style:text-underline-style="solid" style:text-underline-width="auto" style:text-underline-color="font-color" fo:font-weight="normal" officeooo:rsid="001f9748" fo:background-color="transparent" loext:char-shading-value="0"/>
    </style:style>
    <style:style style:name="T49" style:family="text">
      <style:text-properties fo:font-variant="normal" fo:text-transform="none" fo:color="#000000" fo:font-size="12pt"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50" style:family="text">
      <style:text-properties fo:font-variant="normal" fo:text-transform="none" fo:color="#000000" fo:font-size="12pt" fo:font-style="italic" style:text-underline-style="solid" style:text-underline-width="auto" style:text-underline-color="font-color" officeooo:rsid="001f9748" fo:background-color="transparent" loext:char-shading-value="0" style:font-style-asian="italic" style:font-style-complex="italic"/>
    </style:style>
    <style:style style:name="T51" style:family="text">
      <style:text-properties fo:font-variant="normal" fo:text-transform="none" fo:color="#000000" fo:font-size="12pt" fo:font-style="italic" style:text-underline-style="solid" style:text-underline-width="auto" style:text-underline-color="font-color" fo:font-weight="normal" fo:background-color="transparent" loext:char-shading-value="0" style:font-style-asian="italic" style:font-style-complex="italic"/>
    </style:style>
    <style:style style:name="T52" style:family="text">
      <style:text-properties fo:font-variant="normal" fo:text-transform="none" fo:color="#000000" fo:font-size="12pt" fo:font-style="italic" style:text-underline-style="solid" style:text-underline-width="auto" style:text-underline-color="font-color" fo:font-weight="normal" officeooo:rsid="001f9748" fo:background-color="transparent" loext:char-shading-value="0" style:font-style-asian="italic" style:font-style-complex="italic"/>
    </style:style>
    <style:style style:name="T53" style:family="text">
      <style:text-properties fo:font-variant="normal" fo:text-transform="none" fo:color="#000000"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54" style:family="text">
      <style:text-properties fo:font-variant="normal" fo:text-transform="none" fo:color="#000000" fo:font-style="italic" style:text-underline-style="solid" style:text-underline-width="auto" style:text-underline-color="font-color" officeooo:rsid="001f9748" fo:background-color="transparent" loext:char-shading-value="0" style:font-style-asian="italic" style:font-style-complex="italic"/>
    </style:style>
    <style:style style:name="T55" style:family="text">
      <style:text-properties fo:font-variant="normal" fo:text-transform="none" fo:color="#222222" fo:font-size="12pt" fo:letter-spacing="normal" style:text-underline-style="solid" style:text-underline-width="auto" style:text-underline-color="font-color" fo:font-weight="normal" officeooo:rsid="002b47d4"/>
    </style:style>
    <style:style style:name="T56" style:family="text">
      <style:text-properties style:text-underline-style="none"/>
    </style:style>
    <style:style style:name="T57" style:family="text">
      <style:text-properties style:text-underline-style="none" officeooo:rsid="001f9748"/>
    </style:style>
    <style:style style:name="T58" style:family="text">
      <style:text-properties style:text-underline-style="none" fo:font-weight="bold" fo:background-color="#fff200" loext:char-shading-value="0" style:font-weight-asian="bold"/>
    </style:style>
    <style:style style:name="T59" style:family="text">
      <style:text-properties style:text-underline-style="none" officeooo:rsid="0078a25f"/>
    </style:style>
    <style:style style:name="T60" style:family="text">
      <style:text-properties style:text-underline-style="none" fo:background-color="#fff200" loext:char-shading-value="0"/>
    </style:style>
    <style:style style:name="T61" style:family="text">
      <style:text-properties style:text-underline-style="none" fo:background-color="#fff200" loext:char-shading-value="0"/>
    </style:style>
    <style:style style:name="T62" style:family="text">
      <style:text-properties style:text-underline-style="none" officeooo:rsid="007ed52c"/>
    </style:style>
    <style:style style:name="T63" style:family="text">
      <style:text-properties officeooo:rsid="001f9748"/>
    </style:style>
    <style:style style:name="T6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5" style:family="text">
      <style:text-properties fo:font-style="italic" style:text-underline-style="solid" style:text-underline-width="auto" style:text-underline-color="font-color" officeooo:rsid="001f7c8a" style:font-style-asian="italic" style:font-style-complex="italic"/>
    </style:style>
    <style:style style:name="T66" style:family="text">
      <style:text-properties fo:font-style="italic" style:text-underline-style="solid" style:text-underline-width="auto" style:text-underline-color="font-color" officeooo:rsid="001f9748" style:font-style-asian="italic" style:font-style-complex="italic"/>
    </style:style>
    <style:style style:name="T67" style:family="text">
      <style:text-properties fo:font-style="italic" style:text-underline-style="solid" style:text-underline-width="auto" style:text-underline-color="font-color" officeooo:rsid="007ed52c" style:font-style-asian="italic" style:font-style-complex="italic"/>
    </style:style>
    <style:style style:name="T68" style:family="text">
      <style:text-properties officeooo:rsid="004c5362"/>
    </style:style>
    <style:style style:name="T69" style:family="text">
      <style:text-properties officeooo:rsid="004dd506"/>
    </style:style>
    <style:style style:name="T70" style:family="text">
      <style:text-properties officeooo:rsid="004f765c"/>
    </style:style>
    <style:style style:name="T71" style:family="text">
      <style:text-properties officeooo:rsid="0052db7e"/>
    </style:style>
    <style:style style:name="T72" style:family="text">
      <style:text-properties officeooo:rsid="0056781c"/>
    </style:style>
    <style:style style:name="T73" style:family="text">
      <style:text-properties officeooo:rsid="00590fc1"/>
    </style:style>
    <style:style style:name="T74" style:family="text">
      <style:text-properties officeooo:rsid="0059cdad"/>
    </style:style>
    <style:style style:name="T75" style:family="text">
      <style:text-properties officeooo:rsid="005b9f5e"/>
    </style:style>
    <style:style style:name="T76" style:family="text">
      <style:text-properties officeooo:rsid="005d1a61"/>
    </style:style>
    <style:style style:name="T77" style:family="text">
      <style:text-properties officeooo:rsid="005e2ba0"/>
    </style:style>
    <style:style style:name="T78" style:family="text">
      <style:text-properties officeooo:rsid="0060d528"/>
    </style:style>
    <style:style style:name="T79" style:family="text">
      <style:text-properties officeooo:rsid="00616794"/>
    </style:style>
    <style:style style:name="T80" style:family="text">
      <style:text-properties officeooo:rsid="006467cc"/>
    </style:style>
    <style:style style:name="T81" style:family="text">
      <style:text-properties officeooo:rsid="00649593"/>
    </style:style>
    <style:style style:name="T82" style:family="text">
      <style:text-properties officeooo:rsid="006a0b58"/>
    </style:style>
    <style:style style:name="T83" style:family="text">
      <style:text-properties officeooo:rsid="006a451e"/>
    </style:style>
    <style:style style:name="T84" style:family="text">
      <style:text-properties fo:font-size="12pt" fo:font-style="italic" style:text-underline-style="solid" style:text-underline-width="auto" style:text-underline-color="font-color" officeooo:rsid="0041a34a" style:font-size-asian="12pt" style:font-style-asian="italic" style:font-size-complex="12pt" style:font-style-complex="italic"/>
    </style:style>
    <style:style style:name="T85" style:family="text">
      <style:text-properties fo:font-size="12pt" fo:font-style="italic" style:text-underline-style="solid" style:text-underline-width="auto" style:text-underline-color="font-color" officeooo:rsid="003aa4d1" style:font-size-asian="12pt" style:font-style-asian="italic" style:font-size-complex="12pt" style:font-style-complex="italic"/>
    </style:style>
    <style:style style:name="T86" style:family="text">
      <style:text-properties fo:font-size="12pt" fo:font-style="italic" style:text-underline-style="solid" style:text-underline-width="auto" style:text-underline-color="font-color" officeooo:rsid="00217dd0" style:font-size-asian="12pt" style:font-style-asian="italic" style:font-size-complex="12pt" style:font-style-complex="italic"/>
    </style:style>
    <style:style style:name="T87" style:family="text">
      <style:text-properties fo:font-size="12pt" fo:font-style="italic" style:text-underline-style="solid" style:text-underline-width="auto" style:text-underline-color="font-color" officeooo:rsid="0039a2ff" style:font-size-asian="12pt" style:font-style-asian="italic" style:font-size-complex="12pt" style:font-style-complex="italic"/>
    </style:style>
    <style:style style:name="T88" style:family="text">
      <style:text-properties fo:font-size="12pt" fo:font-style="italic" style:text-underline-style="solid" style:text-underline-width="auto" style:text-underline-color="font-color" officeooo:rsid="003e286c" style:font-size-asian="12pt" style:font-style-asian="italic" style:font-size-complex="12pt" style:font-style-complex="italic"/>
    </style:style>
    <style:style style:name="T89" style:family="text">
      <style:text-properties fo:font-size="12pt" fo:font-style="italic" style:text-underline-style="solid" style:text-underline-width="auto" style:text-underline-color="font-color" officeooo:rsid="003fc6f7" style:font-size-asian="12pt" style:font-style-asian="italic" style:font-size-complex="12pt" style:font-style-complex="italic"/>
    </style:style>
    <style:style style:name="T90" style:family="text">
      <style:text-properties fo:font-size="12pt" fo:font-style="italic" style:text-underline-style="solid" style:text-underline-width="auto" style:text-underline-color="font-color" officeooo:rsid="00467f6b" style:font-size-asian="12pt" style:font-style-asian="italic" style:font-size-complex="12pt" style:font-style-complex="italic"/>
    </style:style>
    <style:style style:name="T91" style:family="text">
      <style:text-properties fo:font-size="12pt" fo:font-style="italic" style:text-underline-style="solid" style:text-underline-width="auto" style:text-underline-color="font-color" officeooo:rsid="00327f5a" style:font-size-asian="12pt" style:font-style-asian="italic" style:font-size-complex="12pt" style:font-style-complex="italic"/>
    </style:style>
    <style:style style:name="T92" style:family="text">
      <style:text-properties fo:font-size="12pt" fo:font-style="italic" style:text-underline-style="solid" style:text-underline-width="auto" style:text-underline-color="font-color" officeooo:rsid="0043a5b1" style:font-size-asian="12pt" style:font-style-asian="italic" style:font-size-complex="12pt" style:font-style-complex="italic"/>
    </style:style>
    <style:style style:name="T93" style:family="text">
      <style:text-properties fo:font-size="12pt" fo:font-style="italic" style:text-underline-style="solid" style:text-underline-width="auto" style:text-underline-color="font-color" officeooo:rsid="005e2ba0" style:font-size-asian="12pt" style:font-style-asian="italic" style:font-size-complex="12pt" style:font-style-complex="italic"/>
    </style:style>
    <style:style style:name="T94" style:family="text">
      <style:text-properties fo:font-size="12pt" fo:font-style="italic" style:text-underline-style="solid" style:text-underline-width="auto" style:text-underline-color="font-color" officeooo:rsid="00449ea0" style:font-size-asian="12pt" style:font-style-asian="italic" style:font-size-complex="12pt" style:font-style-complex="italic"/>
    </style:style>
    <style:style style:name="T95" style:family="text">
      <style:text-properties fo:font-size="12pt" fo:font-style="italic" style:text-underline-style="solid" style:text-underline-width="auto" style:text-underline-color="font-color" officeooo:rsid="0046d5f7" style:font-size-asian="12pt" style:font-style-asian="italic" style:font-size-complex="12pt" style:font-style-complex="italic"/>
    </style:style>
    <style:style style:name="T96" style:family="text">
      <style:text-properties fo:font-size="12pt" fo:font-style="italic" style:text-underline-style="solid" style:text-underline-width="auto" style:text-underline-color="font-color" officeooo:rsid="003396a0" style:font-size-asian="12pt" style:font-style-asian="italic" style:font-size-complex="12pt" style:font-style-complex="italic"/>
    </style:style>
    <style:style style:name="T97" style:family="text">
      <style:text-properties fo:font-size="12pt" fo:font-style="italic" style:text-underline-style="solid" style:text-underline-width="auto" style:text-underline-color="font-color" officeooo:rsid="00358266" style:font-size-asian="12pt" style:font-style-asian="italic" style:font-size-complex="12pt" style:font-style-complex="italic"/>
    </style:style>
    <style:style style:name="T98" style:family="text">
      <style:text-properties fo:font-size="12pt" fo:font-style="italic" style:text-underline-style="solid" style:text-underline-width="auto" style:text-underline-color="font-color" officeooo:rsid="001f7c8a" style:font-size-asian="12pt" style:font-style-asian="italic" style:font-size-complex="12pt" style:font-style-complex="italic"/>
    </style:style>
    <style:style style:name="T99" style:family="text">
      <style:text-properties fo:font-size="12pt" fo:font-style="italic" style:text-underline-style="solid" style:text-underline-width="auto" style:text-underline-color="font-color" fo:font-weight="normal" officeooo:rsid="00327f5a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fo:font-size="12pt" fo:language="en" fo:country="none" fo:font-weight="bold" style:font-name-asian="Times New Roman1" style:font-size-asian="12pt" style:language-asian="ru" style:country-asian="RU" style:font-weight-asian="bold" style:font-name-complex="Times New Roman1"/>
    </style:style>
    <style:style style:name="T101" style:family="text">
      <style:text-properties fo:font-size="12pt" fo:language="en" fo:country="US" fo:font-weight="bold" style:font-name-asian="Times New Roman1" style:font-size-asian="12pt" style:language-asian="ru" style:country-asian="RU" style:font-weight-asian="bold" style:font-name-complex="Times New Roman1"/>
    </style:style>
    <style:style style:name="T102" style:family="text">
      <style:text-properties officeooo:rsid="006f0e21"/>
    </style:style>
    <style:style style:name="T103" style:family="text">
      <style:text-properties officeooo:rsid="006fff69"/>
    </style:style>
    <style:style style:name="T104" style:family="text">
      <style:text-properties officeooo:rsid="00704b60"/>
    </style:style>
    <style:style style:name="T105" style:family="text">
      <style:text-properties fo:background-color="#fff200" loext:char-shading-value="0"/>
    </style:style>
    <style:style style:name="T106" style:family="text">
      <style:text-properties fo:background-color="#fff200" loext:char-shading-value="0"/>
    </style:style>
    <style:style style:name="T107" style:family="text">
      <style:text-properties style:font-name="Times New Roman1" fo:background-color="#fff200" loext:char-shading-value="0"/>
    </style:style>
    <style:style style:name="T108" style:family="text">
      <style:text-properties officeooo:rsid="007caafc"/>
    </style:style>
    <style:style style:name="T109" style:family="text">
      <style:text-properties officeooo:rsid="0080ab2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ge-content" draw:opacity="0%" fo:padding="0in" fo:border="none" draw:textarea-vertical-align="top"/>
    </style:style>
    <style:style style:name="gr1" style:family="graphic" style:parent-style-name="Frame">
      <style:graphic-properties draw:stroke="none" svg:stroke-width="0in" draw:fill="solid" draw:fill-color="#ffffff" draw:opacity="0%" draw:textarea-vertical-align="top" draw:auto-grow-height="false" fo:min-height="5.2783in" fo:min-width="7.202in" fo:padding-top="0in" fo:padding-bottom="0in" fo:padding-left="0in" fo:padding-right="0in" fo:wrap-option="wrap" fo:margin-left="0in" fo:margin-right="0.1252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svg:stroke-width="0in" draw:fill="solid" draw:fill-color="#ffffff" draw:opacity="0%" draw:textarea-vertical-align="top" draw:auto-grow-height="false" fo:min-height="5.2783in" fo:min-width="7.202in" fo:padding-top="0in" fo:padding-bottom="0in" fo:padding-left="0in" fo:padding-right="0in" fo:wrap-option="wrap" fo:margin-left="0in" fo:margin-right="0.1252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Министерство образования и науки Российской Федерации</text:p>
      <text:p text:style-name="P15">федеральное государственное автономное образовательное учреждение высшего образования </text:p>
      <text:p text:style-name="P19">“САНКТ-ПЕТЕРБУРГСКИЙ НАЦИОНАЛЬНЫЙ ИССЛЕДОВАТЕЛЬСКИЙ </text:p>
      <text:p text:style-name="P19">УНИВЕРСИТЕТ ИНФОРМАЦИОННЫХ ТЕХНОЛОГИЙ, </text:p>
      <text:p text:style-name="P19">МЕХАНИКИ И ОПТИКИ”</text:p>
      <text:p text:style-name="P19"/>
      <text:p text:style-name="P21">ОТЗЫВ РЕЦЕНЗЕНТА</text:p>
      <text:p text:style-name="P24">О <text:s/>ВЫПУСКНОЙ <text:s/>КВАЛИФИКАЦИОННОЙ <text:s/>РАБОТЕ</text:p>
      <text:p text:style-name="P24"/>
      <text:p text:style-name="P23"/>
      <text:p text:style-name="P62"><text:bookmark text:name="docs-internal-guid-35fe04e0-c7fe-8fd5-49e0-a0bedd8b6790"/><text:span text:style-name="T37">Студент</text:span><text:span text:style-name="T31"> </text:span><text:span text:style-name="T49">Юшковский А. В.</text:span><text:span text:style-name="T33">  </text:span><text:span text:style-name="T37">Группа</text:span><text:span text:style-name="T31"> </text:span><text:span text:style-name="T49">N4249c</text:span><text:span text:style-name="T33">  </text:span><text:span text:style-name="T37">Кафедра</text:span><text:span text:style-name="T31"> </text:span><text:span text:style-name="T49">ПБКС</text:span><text:span text:style-name="T33">  </text:span><text:span text:style-name="T37">Факультет</text:span><text:span text:style-name="T31"> </text:span><text:span text:style-name="T49">БИТ</text:span></text:p>
      <text:p text:style-name="P65"><text:span text:style-name="T37">Квалификация</text:span><text:span text:style-name="T33"> </text:span><text:span text:style-name="T53"> </text:span><text:span text:style-name="T49">магистр</text:span><text:span text:style-name="T33"> </text:span></text:p>
      <text:p text:style-name="P67"><text:span text:style-name="T37">Направление подготовки (специальность)</text:span><text:span text:style-name="T33"> </text:span><text:span text:style-name="T31"> </text:span><text:span text:style-name="T49">10.04.01 - Информационная безопасность</text:span></text:p>
      <text:p text:style-name="P69"><text:span text:style-name="T37">Направленность (профиль) </text:span><text:span text:style-name="T49">Информационная безопасность компьютерных систем</text:span></text:p>
      <text:p text:style-name="P71"><text:span text:style-name="T37">Наименование темы</text:span><text:span text:style-name="T32"> </text:span><text:span text:style-name="T51">Автоматический анализ слабых моделей памяти параллельного программирования</text:span></text:p>
      <text:p text:style-name="P52"><text:span text:style-name="T1">Рецензент</text:span><text:span text:style-name="T58">___________________________________________________________________________________________________________________________________________________________</text:span></text:p>
      <text:p text:style-name="P26"><draw:custom-shape text:anchor-type="paragraph" draw:z-index="0" draw:name="Text Box 3" draw:style-name="gr1" draw:text-style-name="P74" svg:width="7.2016in" svg:height="5.278in" svg:x="-0.0583in" svg:y="0.2598in"><loext:table table:name="Table1" table:style-name="Table1"><loext:table-column table:style-name="Table1.A"/><loext:table-column table:style-name="Table1.B"/><loext:table-column table:style-name="Table1.C"/><loext:table-column table:style-name="Table1.D" table:number-columns-repeated="4"/><loext:table-column table:style-name="Table1.H"/><loext:table-row table:style-name="Table1.1"><loext:table-cell table:style-name="Table1.A1" office:value-type="string"><text:p text:style-name="P2"/></loext:table-cell><loext:table-cell table:style-name="Table1.A1" table:number-rows-spanned="2" office:value-type="string"><text:p text:style-name="P14">№</text:p></loext:table-cell><loext:table-cell table:style-name="Table1.C1" table:number-rows-spanned="2" office:value-type="string"><text:h text:style-name="P13" text:outline-level="7">Показатели оценки</text:h></loext:table-cell><loext:table-cell table:style-name="Table1.D1" table:number-columns-spanned="5" office:value-type="string"><text:p text:style-name="P1">Оценка</text:p></loext:table-cell><loext:covered-table-cell/><loext:covered-table-cell/><loext:covered-table-cell/><loext:covered-table-cell/></loext:table-row><loext:table-row table:style-name="Table1.1"><loext:table-cell table:style-name="Table1.A2" office:value-type="string"><text:p text:style-name="P2"/></loext:table-cell><loext:covered-table-cell/><loext:covered-table-cell/><loext:table-cell table:style-name="Table1.D1" office:value-type="string"><text:p text:style-name="P1">5</text:p></loext:table-cell><loext:table-cell table:style-name="Table1.D1" office:value-type="string"><text:p text:style-name="P1">4</text:p></loext:table-cell><loext:table-cell table:style-name="Table1.D1" office:value-type="string"><text:p text:style-name="P1">3</text:p></loext:table-cell><loext:table-cell table:style-name="Table1.D1" office:value-type="string"><text:p text:style-name="P1">2</text:p></loext:table-cell><loext:table-cell table:style-name="Table1.D1" office:value-type="string"><text:p text:style-name="P1">0*</text:p></loext:table-cell></loext:table-row><loext:table-row table:style-name="Table1.3"><loext:table-cell table:style-name="Table1.A3" table:number-rows-spanned="9" office:value-type="string"><text:p text:style-name="P11">Справочно-информационная</text:p></loext:table-cell><loext:table-cell table:style-name="Table1.B3" office:value-type="string"><text:p text:style-name="P4">1</text:p></loext:table-cell><loext:table-cell table:style-name="Table1.C3" office:value-type="string"><text:p text:style-name="P3">Соответствие представленного материала заданию на ВКР</text:p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3"><loext:covered-table-cell/><loext:table-cell table:style-name="Table1.B4" office:value-type="string"><text:p text:style-name="P4">2</text:p></loext:table-cell><loext:table-cell table:style-name="Table1.C4" office:value-type="string"><text:p text:style-name="P3">Раскрытие актуальности тематики работы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5" office:value-type="string"><text:p text:style-name="P4">3</text:p></loext:table-cell><loext:table-cell table:style-name="Table1.C5" office:value-type="string"><text:p text:style-name="P3">Степень полноты обзора состояния вопроса 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6" office:value-type="string"><text:p text:style-name="P4">4</text:p></loext:table-cell><loext:table-cell table:style-name="Table1.C6" office:value-type="string"><text:p text:style-name="P3">Корректность постановки задачи исследования и разработки</text:p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7" office:value-type="string"><text:p text:style-name="P4">5</text:p></loext:table-cell><loext:table-cell table:style-name="Table1.C7" office:value-type="string"><text:p text:style-name="P3">Уровень и корректность использования в работе методов исследований, математического моделирования, инженерных расчетов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8" office:value-type="string"><text:p text:style-name="P4">6</text:p></loext:table-cell><loext:table-cell table:style-name="Table1.C8" office:value-type="string"><text:p text:style-name="P3">Степень комплексности работы, применение в ней системы знаний из различных предметных областей</text:p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8"/></loext:table-cell><loext:table-cell table:style-name="Table1.D1" office:value-type="string"><text:p text:style-name="P8"/></loext:table-cell><loext:table-cell table:style-name="Table1.D1" office:value-type="string"><text:p text:style-name="P8"/></loext:table-cell></loext:table-row><loext:table-row table:style-name="Table1.1"><loext:covered-table-cell/><loext:table-cell table:style-name="Table1.B9" office:value-type="string"><text:p text:style-name="P4">7</text:p></loext:table-cell><loext:table-cell table:style-name="Table1.C9" office:value-type="string"><text:p text:style-name="P7">Использование информационных ресурсов 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10" office:value-type="string"><text:p text:style-name="P4">8</text:p></loext:table-cell><loext:table-cell table:style-name="Table1.C10" office:value-type="string"><text:p text:style-name="P7">Использование современных пакетов компьютерных программ и технологий</text:p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11" office:value-type="string"><text:p text:style-name="P4">9</text:p></loext:table-cell><loext:table-cell table:style-name="Table1.C11" office:value-type="string"><text:p text:style-name="P3">Наличие публикаций, участие в н.-т. конференциях, награды за участие в конкурсах, подтвержденных копиями 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6">+</text:p></loext:table-cell></loext:table-row><loext:table-row table:style-name="Table1.12"><loext:table-cell table:style-name="Table1.A12" table:number-rows-spanned="2" office:value-type="string"><text:p text:style-name="P12">Творческая</text:p></loext:table-cell><loext:table-cell table:style-name="Table1.B12" office:value-type="string"><text:p text:style-name="P4">10</text:p></loext:table-cell><loext:table-cell table:style-name="Table1.C12" office:value-type="string"><text:p text:style-name="P3">Оригинальность и новизна полученных результатов, научных, конструкторских и технологических решений</text:p></loext:table-cell><loext:table-cell table:style-name="Table1.D1" office:value-type="string"><text:p text:style-name="P5"/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3"><loext:covered-table-cell/><loext:table-cell table:style-name="Table1.B13" office:value-type="string"><text:p text:style-name="P4">11</text:p></loext:table-cell><loext:table-cell table:style-name="Table1.C13" office:value-type="string"><text:p text:style-name="P3">Ясность, четкость, последовательность и обоснованность изложения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4"><loext:table-cell table:style-name="Table1.A3" table:number-rows-spanned="6" office:value-type="string"><text:p text:style-name="P11">Оформительская</text:p></loext:table-cell><loext:table-cell table:style-name="Table1.A1" table:number-rows-spanned="4" office:value-type="string"><text:p text:style-name="P4">12</text:p></loext:table-cell><loext:table-cell table:style-name="Table1.C14" office:value-type="string"><text:p text:style-name="P3">Уровень оформления текста ВКР: 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5"><loext:covered-table-cell/><loext:covered-table-cell/><loext:table-cell table:style-name="Table1.C15" office:value-type="string"><text:list xml:id="list3394664581" text:style-name="WWNum4"><text:list-item><text:p text:style-name="P58">общий уровень грамотности</text:p></text:list-item></text:list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6"><loext:covered-table-cell/><loext:covered-table-cell/><loext:table-cell table:style-name="Table1.C16" office:value-type="string"><text:list xml:id="list205308318902341" text:continue-numbering="true" text:style-name="WWNum4"><text:list-item><text:p text:style-name="P58">стиль изложения</text:p></text:list-item></text:list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7"><loext:covered-table-cell/><loext:covered-table-cell/><loext:table-cell table:style-name="Table1.C17" office:value-type="string"><text:list xml:id="list205308374248787" text:continue-numbering="true" text:style-name="WWNum4"><text:list-item><text:p text:style-name="P58"><text:s/>качество иллюстраций</text:p></text:list-item></text:list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18" office:value-type="string"><text:p text:style-name="P4">13</text:p></loext:table-cell><loext:table-cell table:style-name="Table1.C18" office:value-type="string"><text:p text:style-name="P3">Объем и качество выполнения графического материала, его соответствие тексту ВКР 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19" office:value-type="string"><text:p text:style-name="P4">14</text:p></loext:table-cell><loext:table-cell table:style-name="Table1.C19" office:value-type="string"><text:p text:style-name="P3">Соответствие требованиям стандарта оформления текста ВКР и графического материала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20"><loext:table-cell table:style-name="Table1.A20" table:number-columns-spanned="3" office:value-type="string"><text:p text:style-name="P1">ИТОГОВАЯ ОЦЕНКА </text:p></loext:table-cell><loext:covered-table-cell/><loext:covered-table-cell/><loext:table-cell table:style-name="Table1.D1" table:number-columns-spanned="5" office:value-type="string"><text:p text:style-name="P60"><text:span text:style-name="T107">________</text:span> <text:s text:c="21"/></text:p></loext:table-cell><loext:covered-table-cell/><loext:covered-table-cell/><loext:covered-table-cell/><loext:covered-table-cell/></loext:table-row></loext:table><text:p text:style-name="P9"><text:s/>* - не оценивается (трудно оценить)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<text:soft-page-break/>ОЦЕНКА ВЫПУСКНОЙ КВАЛИФИКАЦИОННОЙ РАБОТЫ</text:p>
      <text:p text:style-name="P27"/>
      <text:p text:style-name="P29">Отмеченные достоинства: </text:p>
      <text:p text:style-name="P30"><text:span text:style-name="T4">Выполненная работа направлена на исследовани</text:span><text:span text:style-name="T7">е</text:span><text:span text:style-name="T4"> вопросов доказательства корректности выполнения параллельных программ и поиска неявных ошибок выполнения. </text:span><text:span text:style-name="T7">Традиционно подобные </text:span><text:span text:style-name="T8">вопросы </text:span><text:span text:style-name="T7">исслед</text:span><text:span text:style-name="T8">уются</text:span><text:span text:style-name="T7"> в терминах абстрактных алгоритмов, </text:span><text:span text:style-name="T11">напротив, </text:span><text:span text:style-name="T12">данная работа </text:span><text:span text:style-name="T10">нацелена на изучение</text:span><text:span text:style-name="T12"> </text:span><text:span text:style-name="T9">модел</text:span><text:span text:style-name="T10">и</text:span><text:span text:style-name="T9"> </text:span><text:span text:style-name="T11">памяти</text:span><text:span text:style-name="T9"> среды выполнения, </text:span><text:span text:style-name="T11">влияющей на </text:span><text:span text:style-name="T13">поведение</text:span><text:span text:style-name="T11"> программы. </text:span><text:span text:style-name="T13">Так, одна и та же программа, написанная на высокоуровневом языке (например, </text:span><text:span text:style-name="T14">на</text:span><text:span text:style-name="T13"> С) и скомпилированная под разные платформы </text:span><text:span text:style-name="T20">(в т.ч.</text:span><text:span text:style-name="T18"> </text:span><text:span text:style-name="T14">без оптимизаций компилятора</text:span><text:span text:style-name="T20">)</text:span><text:span text:style-name="T14">,</text:span><text:span text:style-name="T13"> может иметь различные множества </text:span><text:span text:style-name="T19">достижимых </text:span><text:span text:style-name="T13">состояний, а значит, быть не портируема. </text:span><text:span text:style-name="T15"><text:s/>Появление новых состояний программы </text:span><text:span text:style-name="T16">является уязвимостью, т. к. </text:span><text:span text:style-name="T15">может стать причиной критических </text:span><text:span text:style-name="T17">ошибок</text:span><text:span text:style-name="T15"> в работе компонентов информационной системы, а значит, напрямую влиять на все аспекты информационной безопасности (конфиденциальность</text:span><text:span text:style-name="T55">, целостность и доступность).</text:span></text:p>
      <text:p text:style-name="P35"><text:span text:style-name="T84">П</text:span><text:span text:style-name="T85">овсеместн</text:span><text:span text:style-name="T84">ая</text:span><text:span text:style-name="T86"> распространенност</text:span><text:span text:style-name="T84">ь</text:span><text:span text:style-name="T86"> параллельных вычислений по модели с общ</text:span><text:span text:style-name="T87">ей</text:span><text:span text:style-name="T86"> памятью </text:span><text:span text:style-name="T84">делает </text:span><text:span text:style-name="T86">работ</text:span><text:span text:style-name="T84">у</text:span><text:span text:style-name="T86"> </text:span><text:span text:style-name="T88">крайне актуальн</text:span><text:span text:style-name="T89">ой</text:span><text:span text:style-name="T86">. </text:span><text:span text:style-name="T90">Ц</text:span><text:span text:style-name="T99">елью</text:span><text:span text:style-name="T91"> </text:span><text:span text:style-name="T92">работы является </text:span><text:span text:style-name="T86">модернизаци</text:span><text:span text:style-name="T92">я</text:span><text:span text:style-name="T86"> прототипа статического анализатора </text:span><text:span text:style-name="T93">Porthos</text:span><text:span text:style-name="T86">, расширени</text:span><text:span text:style-name="T94">е</text:span><text:span text:style-name="T86"> его возможностей</text:span><text:span text:style-name="T95"> </text:span><text:span text:style-name="T86">и адаптаци</text:span><text:span text:style-name="T95">я</text:span><text:span text:style-name="T86"> </text:span><text:span text:style-name="T96">его </text:span><text:span text:style-name="T86">для анализа программ </text:span><text:span text:style-name="T97">на языке </text:span><text:span text:style-name="T86">С. </text:span><text:span text:style-name="T95">Как это продемонстрировано в Главах 5 и 6, цель работы достигнута. </text:span><text:span text:style-name="T97">Стоит отметить качественную проработку теоретического материала и творческий подход. Работа п</text:span><text:span text:style-name="T98">роявл</text:span><text:span text:style-name="T97">яет</text:span><text:span text:style-name="T98"> глубокое знание теоретических основ проблемы, высокий профессионализм и общ</text:span><text:span text:style-name="T97">ую</text:span><text:span text:style-name="T98"> техническ</text:span><text:span text:style-name="T97">ую</text:span><text:span text:style-name="T98"> грамотность.</text:span></text:p>
      <text:p text:style-name="P34"><text:span text:style-name="T1">Отмеченные недостатки:</text:span> </text:p>
      <text:p text:style-name="P34"><text:span text:style-name="T65">Некоторые исследовательские вопросы оставлены за рамками работы.</text:span></text:p>
      <text:p text:style-name="P33"><text:span text:style-name="T1">Заключение</text:span>:</text:p>
      <text:p text:style-name="P36"><text:s/>Считаю, что ВКР студента <text:span text:style-name="T4"><text:s/></text:span><text:span text:style-name="T65">Юшковского А.В.</text:span> на тему: «<text:bookmark text:name="docs-internal-guid-18f6ee19-c7f8-4392-635c-1f6ed6e8c55b"/><text:span text:style-name="T51">Автоматический анализ слабых моделей памяти параллельного программирования</text:span>» соответствует требованиям Университета ИТМО, предъявляемым к ВКР, и заслуживает оценки <text:span text:style-name="T106">__________,</text:span> а её автор присуждения квалификации <text:span text:style-name="T4"><text:s/></text:span><text:span text:style-name="T5">магистр</text:span> по направлению подготовки (специальности) <text:span text:style-name="T64">10.04.01 </text:span><text:span text:style-name="T65">И</text:span><text:span text:style-name="T64">нформационная безопасность.</text:span></text:p>
      <text:p text:style-name="P40"/>
      <text:p text:style-name="P40"/>
      <text:p text:style-name="P40"/>
      <text:p text:style-name="P40">Рецензент <text:s/>______________________ <text:s text:c="10"/><text:span text:style-name="T106">____________</text:span>. <text:tab/> <text:s text:c="3"/><text:bookmark text:name="docs-internal-guid-91a38336-c806-554f-ede6-2ad9d0afab77"/><text:span text:style-name="T39">«____» «______________» 20 <text:s text:c="2"/>г. </text:span></text:p>
      <text:p text:style-name="P42"><text:tab/><text:tab/><text:tab/>(подпись)<text:tab/><text:tab/><text:tab/><text:tab/>(ФИО)</text:p>
      <text:p text:style-name="P40"/>
      <text:p text:style-name="P44">С отзывом ознакомлен <text:s text:c="2"/>___________ <text:s text:c="5"/><text:tab/> <text:s/><text:span text:style-name="T4"><text:s/></text:span><text:span text:style-name="T21">Юшковский А.В.</text:span><text:tab/> <text:bookmark text:name="docs-internal-guid-91a38336-c806-554f-ede6-2ad9d0afab771"/><text:span text:style-name="T39">«____» «______________» 20 <text:s text:c="2"/>г. </text:span></text:p>
      <text:p text:style-name="P43"><text:s text:c="70"/>(подпись) <text:s text:c="38"/>(ФИО)</text:p>
      <text:p text:style-name="P46"/>
      <text:p text:style-name="P48">Принято «____» ___________20 <text:s text:c="3"/>г. <text:s text:c="10"/>Секретарь ГЭК ____________ <text:s text:c="9"/><text:span text:style-name="T22">Коваль Е. Н.</text:span></text:p>
      <text:p text:style-name="P48"><text:span text:style-name="T30"><text:s text:c="70"/>(подпись) <text:s text:c="31"/>(ФИО <text:s text:c="25"/>)</text:span><text:bookmark text:name="docs-internal-guid-bbe686db-c806-c924-2a6b-b301b09f7732"/><text:span text:style-name="T36">(подпись) <text:s text:c="36"/>(ФИО)</text:span><text:span text:style-name="T35"> </text:span></text:p>
      <text:p text:style-name="P61"><text:soft-page-break/><text:line-break/><text:span text:style-name="T29"><text:tab/><text:tab/><text:tab/><text:tab/><text:tab/><text:tab/><text:tab/><text:tab/><text:tab/>(подпись) <text:s text:c="22"/>(ФИО)</text:span></text:p>
      <text:p text:style-name="P56">* за исключением направления подготовки 27.04.08 Управление интеллектуальной собственностью (Магистр. Инженер-патентовед), специальностей 12.05.01 Электронные и оптико-электронные приборы и системы специального назначения (Инженер), 38.05.02 Таможенное дело (Специалист таможенного дела)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16">Ministry of Education and Science of the Russian Federation</text:p>
      <text:p text:style-name="P17">The Federal State Autonomous Educational Institution of Higher Education</text:p>
      <text:p text:style-name="P18">"SAINT-PETERSBURG NATIONAL RESEARCH UNIVERSITY OF INFORMATION TECHNOLOGIES, MECHANICS AND OPTICS"</text:p>
      <text:p text:style-name="P20"/>
      <text:p text:style-name="P22">REFEREE REVIEW</text:p>
      <text:p text:style-name="P49"><text:span text:style-name="T1">ON A </text:span><text:span text:style-name="T100">GRADUATION </text:span><text:span text:style-name="T101">QUALIFICATION </text:span><text:span text:style-name="T100">WORK</text:span></text:p>
      <text:p text:style-name="P25"/>
      <text:p text:style-name="P28"/>
      <text:p text:style-name="P63"><text:span text:style-name="T38">Student</text:span><text:span text:style-name="T31"> </text:span><text:span text:style-name="T54">Artem Yushkovskiy</text:span><text:span text:style-name="T33"> </text:span><text:span text:style-name="T38">Study group</text:span><text:span text:style-name="T31"> </text:span><text:span text:style-name="T49">N4249c</text:span><text:span text:style-name="T33"> </text:span><text:span text:style-name="T34">Department</text:span><text:span text:style-name="T31"> </text:span><text:span text:style-name="T50">PBKS</text:span><text:span text:style-name="T33"> </text:span><text:span text:style-name="T38">Faculty</text:span><text:span text:style-name="T31"> </text:span><text:span text:style-name="T50">SIT</text:span></text:p>
      <text:p text:style-name="P66"><text:span text:style-name="T38">Qualification</text:span><text:span text:style-name="T33"> </text:span><text:span text:style-name="T44">Master </text:span><text:span text:style-name="T45">of Science</text:span></text:p>
      <text:p text:style-name="P68"><text:span text:style-name="T38">Field of studying</text:span><text:span text:style-name="T41"> </text:span><text:span text:style-name="T49">10.04.01 — </text:span><text:span text:style-name="T50">Information secutity</text:span></text:p>
      <text:p text:style-name="P70"><text:span text:style-name="T38">Major</text:span><text:span text:style-name="T37"> </text:span><text:span text:style-name="T43">I</text:span><text:span text:style-name="T50">nformation security of computer systems</text:span><text:span text:style-name="T47"> </text:span></text:p>
      <text:p text:style-name="P72"><text:span text:style-name="T38">Thesis title</text:span><text:span text:style-name="T32"> </text:span><text:span text:style-name="T52">Automated Analysis of Weak Memory Models</text:span></text:p>
      <text:p text:style-name="P53"><text:span text:style-name="T2">Referee</text:span>_<text:span text:style-name="T106">_____________________________________________________________________________________________________________________________________________________________</text:span></text:p>
      <text:p text:style-name="P50"><draw:custom-shape text:anchor-type="paragraph" draw:z-index="1" draw:name="Text Box 3" draw:style-name="gr2" draw:text-style-name="P74" svg:width="7.2016in" svg:height="5.278in" svg:x="-0.0583in" svg:y="0.25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2" text:anchor-type="paragraph" svg:x="-0.0583in" svg:y="0.2598in" svg:width="7.202in" svg:height="5.2783in" draw:z-index="3"><draw:text-box><table:table table:name="Table2" table:style-name="Table2"><table:table-column table:style-name="Table2.A"/><table:table-column table:style-name="Table2.B"/><table:table-column table:style-name="Table2.C"/><table:table-column table:style-name="Table2.D" table:number-columns-repeated="4"/><table:table-column table:style-name="Table2.H"/><table:table-row table:style-name="Table2.1"><table:table-cell table:style-name="Table2.A1" office:value-type="string"><text:p text:style-name="P2"/></table:table-cell><table:table-cell table:style-name="Table2.A1" table:number-rows-spanned="2" office:value-type="string"><text:p text:style-name="P14">№</text:p></table:table-cell><table:table-cell table:style-name="Table2.C1" table:number-rows-spanned="2" office:value-type="string"><text:h text:style-name="P13" text:outline-level="7">Показатели оценки</text:h></table:table-cell><table:table-cell table:style-name="Table2.D1" table:number-columns-spanned="5" office:value-type="string"><text:p text:style-name="P1">Оценка</text:p></table:table-cell><table:covered-table-cell/><table:covered-table-cell/><table:covered-table-cell/><table:covered-table-cell/></table:table-row><table:table-row table:style-name="Table2.1"><table:table-cell table:style-name="Table2.A2" office:value-type="string"><text:p text:style-name="P2"/></table:table-cell><table:covered-table-cell/><table:covered-table-cell/><table:table-cell table:style-name="Table2.D1" office:value-type="string"><text:p text:style-name="P1">5</text:p></table:table-cell><table:table-cell table:style-name="Table2.D1" office:value-type="string"><text:p text:style-name="P1">4</text:p></table:table-cell><table:table-cell table:style-name="Table2.D1" office:value-type="string"><text:p text:style-name="P1">3</text:p></table:table-cell><table:table-cell table:style-name="Table2.D1" office:value-type="string"><text:p text:style-name="P1">2</text:p></table:table-cell><table:table-cell table:style-name="Table2.D1" office:value-type="string"><text:p text:style-name="P1">0*</text:p></table:table-cell></table:table-row><table:table-row table:style-name="Table2.3"><table:table-cell table:style-name="Table2.A3" table:number-rows-spanned="9" office:value-type="string"><text:p text:style-name="P11">Reference-information <text:s/></text:p></table:table-cell><table:table-cell table:style-name="Table2.B3" office:value-type="string"><text:p text:style-name="P4">1</text:p></table:table-cell><table:table-cell table:style-name="Table2.C3" office:value-type="string"><text:p text:style-name="P3">Compliance of the submitted material to the task</text:p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3"><table:covered-table-cell/><table:table-cell table:style-name="Table2.B4" office:value-type="string"><text:p text:style-name="P4">2</text:p></table:table-cell><table:table-cell table:style-name="Table2.C4" office:value-type="string"><text:p text:style-name="P3">Disclosure of the relevance of the subject of the work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5" office:value-type="string"><text:p text:style-name="P4">3</text:p></table:table-cell><table:table-cell table:style-name="Table2.C5" office:value-type="string"><text:p text:style-name="P3">Degree of completeness of the review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6" office:value-type="string"><text:p text:style-name="P4">4</text:p></table:table-cell><table:table-cell table:style-name="Table2.C6" office:value-type="string"><text:p text:style-name="P3">Correctness of the research and development task statement</text:p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7" office:value-type="string"><text:p text:style-name="P4">5</text:p></table:table-cell><table:table-cell table:style-name="Table2.C7" office:value-type="string"><text:p text:style-name="P3">The level and correctness of the use of research methods, mathematical modeling, engineering calculations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8" office:value-type="string"><text:p text:style-name="P4">6</text:p></table:table-cell><table:table-cell table:style-name="Table2.C8" office:value-type="string"><text:p text:style-name="P3">The degree of complexity of the work, the use of her system of knowledge from different subject areas</text:p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8"/></table:table-cell><table:table-cell table:style-name="Table2.D1" office:value-type="string"><text:p text:style-name="P8"/></table:table-cell><table:table-cell table:style-name="Table2.D1" office:value-type="string"><text:p text:style-name="P8"/></table:table-cell></table:table-row><table:table-row table:style-name="Table2.1"><table:covered-table-cell/><table:table-cell table:style-name="Table2.B9" office:value-type="string"><text:p text:style-name="P4">7</text:p></table:table-cell><table:table-cell table:style-name="Table2.C9" office:value-type="string"><text:p text:style-name="P7">Use of information resources 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10" office:value-type="string"><text:p text:style-name="P4">8</text:p></table:table-cell><table:table-cell table:style-name="Table2.C10" office:value-type="string"><text:p text:style-name="P7">Use of modern software packages and technologies</text:p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11" office:value-type="string"><text:p text:style-name="P4">9</text:p></table:table-cell><table:table-cell table:style-name="Table2.C11" office:value-type="string"><text:p text:style-name="P3">Availability of publications, participation in scientific and technical conferences, awards for participation in competitions, confirmed by copies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6">+</text:p></table:table-cell></table:table-row><table:table-row table:style-name="Table2.12"><table:table-cell table:style-name="Table2.A12" table:number-rows-spanned="2" office:value-type="string"><text:p text:style-name="P12">Creative</text:p></table:table-cell><table:table-cell table:style-name="Table2.B12" office:value-type="string"><text:p text:style-name="P4">10</text:p></table:table-cell><table:table-cell table:style-name="Table2.C12" office:value-type="string"><text:p text:style-name="P3">Originality and novelty of the results, scientific, design and technological solutions</text:p></table:table-cell><table:table-cell table:style-name="Table2.D1" office:value-type="string"><text:p text:style-name="P5"/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3"><table:covered-table-cell/><table:table-cell table:style-name="Table2.B13" office:value-type="string"><text:p text:style-name="P4">11</text:p></table:table-cell><table:table-cell table:style-name="Table2.C13" office:value-type="string"><text:p text:style-name="P3">Clarity, clarity, consistency and reasonableness of presentation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4"><table:table-cell table:style-name="Table2.A3" table:number-rows-spanned="6" office:value-type="string"><text:p text:style-name="P10"><text:span text:style-name="T25">Decoration</text:span><text:span text:style-name="T26">al</text:span></text:p></table:table-cell><table:table-cell table:style-name="Table2.A1" table:number-rows-spanned="4" office:value-type="string"><text:p text:style-name="P4">12</text:p></table:table-cell><table:table-cell table:style-name="Table2.C14" office:value-type="string"><text:p text:style-name="Frame_20_contents"><text:span text:style-name="T27">The level of clearance text </text:span><text:span text:style-name="T28">of</text:span><text:span text:style-name="T27"> </text:span><text:span text:style-name="T28">the work:</text:span>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5"><table:covered-table-cell/><table:covered-table-cell/><table:table-cell table:style-name="Table2.C15" office:value-type="string"><text:list xml:id="list3394664581" text:style-name="WWNum4"><text:list-item><text:p text:style-name="P58">the overall level of literacy</text:p></text:list-item></text:list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6"><table:covered-table-cell/><table:covered-table-cell/><table:table-cell table:style-name="Table2.C16" office:value-type="string"><text:list xml:id="list205307074219214" text:continue-numbering="true" text:style-name="WWNum4"><text:list-item><text:p text:style-name="P57"><text:span text:style-name="T28">the </text:span><text:span text:style-name="T27">style of presentation</text:span></text:p></text:list-item></text:list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7"><table:covered-table-cell/><table:covered-table-cell/><table:table-cell table:style-name="Table2.C17" office:value-type="string"><text:list xml:id="list205308973011848" text:continue-numbering="true" text:style-name="WWNum4"><text:list-item><text:p text:style-name="P59">the quality of the illustrations</text:p></text:list-item></text:list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18" office:value-type="string"><text:p text:style-name="P4">13</text:p></table:table-cell><table:table-cell table:style-name="Table2.C18" office:value-type="string"><text:p text:style-name="Frame_20_contents"><text:span text:style-name="T27">The volume and quality of graphic material, its compliance with the text of the </text:span><text:span text:style-name="T28">work</text:span>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19" office:value-type="string"><text:p text:style-name="P4">14</text:p></table:table-cell><table:table-cell table:style-name="Table2.C19" office:value-type="string"><text:p text:style-name="Frame_20_contents"><text:span text:style-name="T27">Compliance with the requirements of the </text:span><text:span text:style-name="T28">work</text:span><text:span text:style-name="T27"> text and graphic material design standard</text:span>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20"><table:table-cell table:style-name="Table2.A20" table:number-columns-spanned="3" office:value-type="string"><text:p text:style-name="P1">FINAL GRADE</text:p></table:table-cell><table:covered-table-cell/><table:covered-table-cell/><table:table-cell table:style-name="Table2.D1" table:number-columns-spanned="5" office:value-type="string"><text:p text:style-name="P54"><text:span text:style-name="T106">________</text:span></text:p></table:table-cell><table:covered-table-cell/><table:covered-table-cell/><table:covered-table-cell/><table:covered-table-cell/></table:table-row></table:table><text:p text:style-name="P9"><text:s/>* - not <text:span text:style-name="T63">evaluated</text:span> (it is difficult to assess)</text:p><text:p text:style-name="P9"/></draw:text-box></draw:frame><text:span text:style-name="T1">EVALUATION OF </text:span><text:span text:style-name="T2">THE </text:span><text:span text:style-name="T1">FINAL QUALIFYING WORK</text:span></text:p>
      <text:p text:style-name="P73"><text:span text:style-name="T2">Advantages </text:span><text:span text:style-name="T3">of the work</text:span><text:span text:style-name="T1">:</text:span></text:p>
      <text:p text:style-name="P31">The <text:span text:style-name="T68">thesis explores issues</text:span> of pro<text:span text:style-name="T68">ving</text:span> the correctness of parallel programs and search<text:span text:style-name="T69">ing</text:span> for implicit execution errors. Traditionally, such questions are <text:span text:style-name="T70">discussed</text:span> in terms of abstract algorithms, on the contrary, <text:span text:style-name="T102">current</text:span> <text:span text:style-name="T70">thesis</text:span> is aimed at studying the <text:span text:style-name="T70">runtime </text:span>memory model that affects the behavior of the program. Thus, the same program written in a high-level language (for example, in C) <text:span text:style-name="T72">and</text:span> compiled <text:s/>for different platforms can have different sets of <text:span text:style-name="T71">s</text:span>tates, and therefore <text:span text:style-name="T72">be non-portable</text:span>. <text:s/><text:span text:style-name="T73">The non-portability can be considered as a security</text:span> vulnerability because it can cause <text:span text:style-name="T74">new program states that in turn can cause </text:span>critical errors in the components of the information system, and therefore <text:span text:style-name="T75">it </text:span>directly affect<text:span text:style-name="T75">s</text:span> all aspects of information security (privacy, integrity and availability).</text:p>
      <text:p text:style-name="P31"><text:span text:style-name="T4">The ubiquity of shared memory </text:span><text:span text:style-name="T76">concurrent</text:span><text:span text:style-name="T4"> </text:span><text:span text:style-name="T76">systems</text:span><text:span text:style-name="T4"> </text:span><text:span text:style-name="T76">makes </text:span><text:span text:style-name="T4">the work extremely relevant. The aim of the work is to modernize the </text:span><text:span text:style-name="T77">proof-of-concept </text:span><text:span text:style-name="T4">static analyzer </text:span><text:span text:style-name="T77">Porthos</text:span><text:span text:style-name="T4">, expand its capabilities and adapt it for the analysis of </text:span><text:span text:style-name="T78">C p</text:span><text:span text:style-name="T4">rograms. </text:span><text:span text:style-name="T77">A</text:span><text:span text:style-name="T4">s </text:span><text:span text:style-name="T79">it is</text:span><text:span text:style-name="T4"> shown in Chapters 5 and 6, the </text:span><text:span text:style-name="T80">author achieved the</text:span><text:span text:style-name="T4"> goal of the work. </text:span><text:span text:style-name="T81">The introductory chapters of the thesis comprehensively describe theoretical basis of the weak memory model-aware analysis approach</text:span><text:span text:style-name="T4">. The </text:span><text:span text:style-name="T82">thesis</text:span><text:span text:style-name="T4"> </text:span><text:span text:style-name="T103">reveals</text:span><text:span text:style-name="T4"> </text:span><text:span text:style-name="T104">the author's</text:span><text:span text:style-name="T4"> deep knowledge of the theoretical foundations of the problem, high professionalism and </text:span><text:span text:style-name="T83">g</text:span><text:span text:style-name="T4">eneral technical literacy </text:span><text:span text:style-name="T83">of the author</text:span><text:span text:style-name="T4">.</text:span></text:p>
      <text:p text:style-name="P51"><text:span text:style-name="T63">D</text:span>isadvantages<text:span text:style-name="T63"> of the work</text:span>: </text:p>
      <text:p text:style-name="P32">Some research questions are left out of the scope of work.</text:p>
      <text:p text:style-name="P37"/>
      <text:p text:style-name="P38"><text:span text:style-name="T2">Conclusion</text:span>:</text:p>
      <text:p text:style-name="P37"><text:bookmark text:name="docs-internal-guid-169ffea0-c830-46d1-563a-a1c997ddae13"/><text:span text:style-name="T40">I </text:span><text:bookmark text:name="docs-internal-guid-c1f9b5b2-c830-b3b4-582d-9db978a32b83"/><text:span text:style-name="T40">confirm that the</text:span><text:span text:style-name="T57"> work of the student</text:span><text:span text:style-name="T6"> </text:span><text:span text:style-name="T66">Artem Y</text:span><text:span text:style-name="T64">ushkovsk</text:span><text:span text:style-name="T67">i</text:span><text:span text:style-name="T64">y</text:span><text:span text:style-name="T56"> </text:span><text:span text:style-name="T57">o</text:span><text:span text:style-name="T56">n the topic</text:span><text:span text:style-name="T4">: «</text:span><text:span text:style-name="T64">Automatic </text:span><text:span text:style-name="T66">A</text:span><text:span text:style-name="T64">nalysis of </text:span><text:span text:style-name="T66">W</text:span><text:span text:style-name="T64">eak </text:span><text:span text:style-name="T66">M</text:span><text:span text:style-name="T64">emory </text:span><text:span text:style-name="T66">M</text:span><text:span text:style-name="T64">odels</text:span><text:span text:style-name="T4">»</text:span><text:span text:style-name="T56"> meets the requirements </text:span><text:span text:style-name="T57">of </text:span><text:span text:style-name="T56">ITMO University </text:span><text:span text:style-name="T57">to a Master's thesis</text:span><text:span text:style-name="T56"> and </text:span><text:span text:style-name="T57">can be evaluated as </text:span><text:span text:style-name="T61">__________,</text:span><text:span text:style-name="T56"> and its author </text:span><text:span text:style-name="T57">is to be </text:span><text:span text:style-name="T56">award</text:span><text:span text:style-name="T57">ed</text:span><text:span text:style-name="T56"> </text:span><text:span text:style-name="T57">the M</text:span><text:span text:style-name="T56">aster's degree in the field of</text:span><text:span text:style-name="T57"> studying</text:span><text:span text:style-name="T4"> </text:span><text:span text:style-name="T64">10.04.01 Information security</text:span><text:span text:style-name="T4">.</text:span></text:p>
      <text:p text:style-name="P37"><text:span text:style-name="T4"/></text:p>
      <text:p text:style-name="P37"><text:span text:style-name="T4"/></text:p>
      <text:p text:style-name="P39"/>
      <text:p text:style-name="P41"><text:span text:style-name="T63">Referee</text:span> <text:s/>______________________ <text:s text:c="11"/><text:span text:style-name="T106">___________</text:span>. <text:tab/> <text:s text:c="3"/><text:bookmark text:name="docs-internal-guid-91a38336-c806-554f-ede6-2ad9d0afab772"/><text:span text:style-name="T39">«____» «______________» 20 <text:s text:c="2"/>. </text:span></text:p>
      <text:p text:style-name="P41"/>
      <text:p text:style-name="P45"><text:span text:style-name="T63">Author</text:span> <text:s/>______________________ <text:s text:c="5"/><text:tab/> <text:s/><text:span text:style-name="T4"><text:s/></text:span><text:span text:style-name="T23">Artem Yushkovskiy </text:span><text:tab/> <text:bookmark text:name="docs-internal-guid-91a38336-c806-554f-ede6-2ad9d0afab7711"/><text:span text:style-name="T39">«____» «______________» 20 <text:s text:c="2"/>. </text:span></text:p>
      <text:p text:style-name="P47"/>
      <text:p text:style-name="P48"><text:span text:style-name="T63">Accepted</text:span> «____» ___________20 <text:s text:c="2"/>. <text:s text:c="10"/>Secretary ____________ <text:s text:c="3"/><text:span text:style-name="T4"><text:s/></text:span><text:span text:style-name="T24">Elena Koval </text:span></text:p>
      <text:p text:style-name="P64"><text:span text:style-name="T2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Times New Roman2" svg:font-family="'Times New Roman'"/>
    <style:font-face style:name="Arial" svg:font-family="Arial" style:font-family-generic="roman"/>
    <style:font-face style:name="Courier New" svg:font-family="'Courier New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TimesET" svg:font-family="TimesET" style:font-family-generic="roman"/>
    <style:font-face style:name="Verdana" svg:font-family="Verdana" style:font-family-generic="roman"/>
    <style:font-face style:name="Wingdings" svg:font-family="Wingdings" style:font-family-generic="roman"/>
    <style:font-face style:name="Noto Sans Devanagari1" svg:font-family="'Noto Sans Devanagari'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3" svg:font-family="'Times New Roman'" style:font-family-generic="system" style:font-pitch="variable"/>
    <style:font-face style:name="TimesET1" svg:font-family="TimesET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false" style:font-name-asian="Times New Roman3" style:font-size-asian="10pt" style:language-asian="ru" style:country-asian="RU" style:font-name-complex="Times New Roman3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9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9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in" fo:margin-right="0in" fo:text-align="end" style:justify-single-word="false" fo:text-indent="-0.3in" style:auto-text-indent="false" fo:keep-with-next="always">
        <style:tab-stops>
          <style:tab-stop style:position="0.3in"/>
        </style:tab-stops>
      </style:paragraph-properties>
      <style:text-properties fo:font-size="14pt" style:font-size-asian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4in" fo:margin-right="0in" fo:margin-top="0.1665in" fo:margin-bottom="0.0417in" loext:contextual-spacing="false" fo:text-indent="-0.4in" style:auto-text-indent="false" fo:keep-with-next="always">
        <style:tab-stops>
          <style:tab-stop style:position="0.4in"/>
        </style:tab-stops>
      </style:paragraph-properties>
      <style:text-properties style:font-name="Arial" fo:font-family="Arial" style:font-family-generic="roman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.7in" fo:margin-right="0in" fo:text-align="center" style:justify-single-word="false" fo:text-indent="-0.7in" style:auto-text-indent="false" fo:keep-with-next="always">
        <style:tab-stops>
          <style:tab-stop style:position="0.7in"/>
        </style:tab-stops>
      </style:paragraph-properties>
      <style:text-properties fo:font-size="14pt" fo:font-weight="bold" style:font-size-asian="14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.9in" fo:margin-right="0in" fo:margin-top="0.0835in" fo:margin-bottom="0in" loext:contextual-spacing="false" fo:text-align="center" style:justify-single-word="false" fo:text-indent="-0.9in" style:auto-text-indent="false" fo:keep-with-next="always">
        <style:tab-stops>
          <style:tab-stop style:position="0.9in"/>
        </style:tab-stops>
      </style:paragraph-properties>
      <style:text-properties fo:font-weight="bold" style:font-weight-asian="bold"/>
    </style:style>
    <style:style style:name="Заголовок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Arial" fo:font-family="Arial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Название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language-asian="he" style:country-asian="IL" style:font-size-complex="12pt" style:language-complex="he" style:country-complex="IL" fo:hyphenate="false" fo:hyphenation-remain-char-count="2" fo:hyphenation-push-char-count="2"/>
    </style:style>
    <style:style style:name="Знак_20_Знак_20_Знак_20_Знак_20_Знак_20_Знак" style:display-name="Знак Знак Знак Знак Знак Знак" style:family="paragraph" style:parent-style-name="Standard" style:default-outline-level="">
      <style:paragraph-properties fo:margin-top="0in" fo:margin-bottom="0.111in" loext:contextual-spacing="false" fo:line-height="0.1665in" fo:text-align="justify" style:justify-single-word="false" fo:orphans="0" fo:widows="0"/>
      <style:text-properties style:font-name="Verdana" fo:font-family="Verdana" style:font-family-generic="roman" fo:font-size="10pt" fo:language="en" fo:country="US" style:letter-kerning="true" style:font-size-asian="10pt" style:font-name-complex="Verdana1" style:font-family-complex="Verdana" style:font-family-generic-complex="system" style:font-pitch-complex="variable" style:font-size-complex="10pt"/>
    </style:style>
    <style:style style:name="Основной_20_текст_20_21" style:display-name="Основной текст 21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Основной_20_текст_20_31" style:display-name="Основной текст 31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Основной_20_текст_20_с_20_отступом_20_31" style:display-name="Основной текст с отступом 31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Title" style:family="paragraph" style:parent-style-name="Standard" style:default-outline-level="" style:class="chapter">
      <style:paragraph-properties fo:line-height="150%" fo:text-align="center" style:justify-single-word="false"/>
      <style:text-properties fo:font-size="13pt" style:font-name-asian="Calibri" style:font-family-asian="Calibri" style:font-family-generic-asian="system" style:font-pitch-asian="variable" style:font-size-asian="13pt" style:font-size-complex="10pt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/>
      <style:text-properties fo:font-size="13pt" fo:font-weight="bold" style:font-name-asian="Calibri" style:font-family-asian="Calibri" style:font-family-generic-asian="system" style:font-pitch-asian="variable" style:font-size-asian="13pt" style:font-weight-asian="bold" style:font-size-complex="10pt"/>
    </style:style>
    <style:style style:name="НоCf0мальный" style:family="paragraph" style:default-outline-level="">
      <style:paragraph-properties fo:text-align="start" style:justify-single-word="false" fo:orphans="2" fo:widows="2" fo:hyphenation-ladder-count="no-limit" style:writing-mode="lr-tb"/>
      <style:text-properties fo:language="en" fo:country="US" style:language-asian="ar" style:country-asian="SA" fo:hyphenate="false" fo:hyphenation-remain-char-count="2" fo:hyphenation-push-char-count="2"/>
    </style:style>
    <style:style style:name="formattext_20_topleveltext" style:display-name="formattext topleveltext" style:family="paragraph" style:parent-style-name="Standard" style:default-outline-level="">
      <style:paragraph-properties fo:margin-top="0.1945in" fo:margin-bottom="0.1945in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 style:default-outline-level="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 style:default-outline-level="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2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2z4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fo:font-size="20pt" style:font-size-asian="20pt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5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5z4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7z0" style:family="text">
      <style:text-properties fo:font-size="14pt" style:font-size-asian="14pt" style:font-name-complex="Times New Roman3" style:font-family-complex="'Times New Roman'" style:font-family-generic-complex="system" style:font-pitch-complex="variable" style:font-size-complex="14pt"/>
    </style:style>
    <style:style style:name="WW8Num7z1" style:family="text">
      <style:text-properties style:font-name-complex="Times New Roman3" style:font-family-complex="'Times New Roman'" style:font-family-generic-complex="system" style:font-pitch-complex="variable"/>
    </style:style>
    <style:style style:name="WW8Num8z0" style:family="text">
      <style:text-properties style:font-name="TimesET" fo:font-family="TimesET" style:font-family-generic="roman" style:font-name-complex="TimesET1" style:font-family-complex="TimesET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11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11z4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name-asian="Times New Roman3" style:font-family-asian="'Times New Roman'" style:font-family-generic-asian="system" style:font-pitch-asian="variable" style:font-name-complex="Times New Roman3" style:font-family-complex="'Times New Roman'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13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3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14z0" style:family="text">
      <style:text-properties style:font-name="Times New Roman" fo:font-family="'Times New Roman'" style:font-family-generic="roman" style:font-name-complex="Times New Roman3" style:font-family-complex="'Times New Roman'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4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f" style:family="text">
      <style:text-properties style:font-name-complex="Times New Roman3" style:font-family-complex="'Times New Roman'" style:font-family-generic-complex="system" style:font-pitch-complex="variable"/>
    </style:style>
    <style:style style:name="Знак_20_Знак2" style:display-name="Знак Знак2" style:family="text">
      <style:text-properties fo:font-size="13pt" fo:language="ru" fo:country="RU" style:font-name-asian="Calibri" style:font-family-asian="Calibri" style:font-family-generic-asian="system" style:font-pitch-asian="variable" style:font-size-asian="13pt" style:language-asian="ar" style:country-asian="SA" style:language-complex="ar" style:country-complex="SA"/>
    </style:style>
    <style:style style:name="Знак_20_Знак1" style:display-name="Знак Знак1" style:family="text">
      <style:text-properties fo:font-size="13pt" fo:language="ru" fo:country="RU" fo:font-weight="bold" style:font-name-asian="Calibri" style:font-family-asian="Calibri" style:font-family-generic-asian="system" style:font-pitch-asian="variable" style:font-size-asian="13pt" style:language-asian="ar" style:country-asian="SA" style:font-weight-asian="bold" style:language-complex="ar" style:country-complex="SA"/>
    </style:style>
    <style:style style:name="Знак_20_Знак" style:display-name="Знак Знак" style:family="text">
      <style:text-properties fo:font-size="12pt" fo:language="ru" fo:country="RU" style:font-size-asian="12pt" style:language-asian="ar" style:country-asian="SA" style:language-complex="ar" style:country-complex="SA"/>
    </style:style>
    <style:style style:name="page_20_number" style:display-name="page number" style:family="text" style:parent-style-name="Основной_20_шрифт_20_абзаца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Знак3" style:display-name="Знак Знак3" style:family="text">
      <style:text-properties fo:font-size="12pt" style:font-size-asian="12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20pt" style:font-size-asian="20pt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909in" fo:text-indent="0.3937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2.1283in" fo:margin-left="1.7346in"/>
        </style:list-level-properties>
        <style:text-properties fo:font-family="Wingdings" style:font-charset="x-symbol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0.1972in" fo:text-indent="0.4925in"/>
        </style:list-level-properties>
        <style:text-properties fo:font-family="Wingdings" style:font-charset="x-symbol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5453in" fo:text-indent="0.2953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4925in" fo:margin-left="0.9846in" fo:margin-right="0.3937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БОР ТЕМЫ ВКР, НАЗНАЧЕНИЕ НАУЧНОГО РУКОВОДИТЕЛЯ, РЕЦЕНЗЕНТА, ПРОЦЕДУРА ЗАЩИТЫ И АППЕЛЯЦИИ</dc:title>
    <meta:initial-creator>TVA</meta:initial-creator>
    <meta:editing-cycles>109</meta:editing-cycles>
    <meta:print-date>2016-01-26T10:08:00</meta:print-date>
    <meta:creation-date>2018-05-18T14:05:00</meta:creation-date>
    <dc:date>2018-06-07T20:53:06.866533625</dc:date>
    <meta:editing-duration>PT3H46M57S</meta:editing-duration>
    <meta:generator>LibreOffice/5.4.4.2$Linux_X86_64 LibreOffice_project/40m0$Build-2</meta:generator>
    <meta:document-statistic meta:table-count="2" meta:image-count="0" meta:object-count="0" meta:page-count="5" meta:paragraph-count="173" meta:word-count="1122" meta:character-count="8965" meta:non-whitespace-character-count="754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